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6ca43" officeooo:paragraph-rsid="0018bbb9"/>
    </style:style>
    <style:style style:name="P2" style:family="paragraph" style:parent-style-name="Text_20_body">
      <style:text-properties officeooo:rsid="001cc5bb" officeooo:paragraph-rsid="001c3db5"/>
    </style:style>
    <style:style style:name="P3" style:family="paragraph" style:parent-style-name="Text_20_body">
      <style:text-properties officeooo:rsid="001cc5bb" officeooo:paragraph-rsid="001eb682"/>
    </style:style>
    <style:style style:name="P4" style:family="paragraph" style:parent-style-name="Text_20_body">
      <style:text-properties officeooo:rsid="0020fc8d" officeooo:paragraph-rsid="0020fc8d"/>
    </style:style>
    <style:style style:name="P5" style:family="paragraph" style:parent-style-name="Text_20_body">
      <style:text-properties officeooo:rsid="0021fbf5" officeooo:paragraph-rsid="0021fbf5"/>
    </style:style>
    <style:style style:name="P6" style:family="paragraph" style:parent-style-name="Text_20_body">
      <style:text-properties officeooo:rsid="0021fbf5" officeooo:paragraph-rsid="00247d9d"/>
    </style:style>
    <style:style style:name="P7" style:family="paragraph" style:parent-style-name="Heading">
      <style:text-properties officeooo:rsid="0014cc0b" officeooo:paragraph-rsid="0018bbb9"/>
    </style:style>
    <style:style style:name="P8" style:family="paragraph" style:parent-style-name="Heading">
      <style:text-properties officeooo:rsid="0014cc0b" officeooo:paragraph-rsid="001cc5bb"/>
    </style:style>
    <style:style style:name="P9" style:family="paragraph" style:parent-style-name="Heading">
      <style:text-properties officeooo:rsid="0014cc0b" officeooo:paragraph-rsid="001eb682"/>
    </style:style>
    <style:style style:name="P10" style:family="paragraph" style:parent-style-name="Heading">
      <style:text-properties officeooo:rsid="0014cc0b" officeooo:paragraph-rsid="0020fc8d"/>
    </style:style>
    <style:style style:name="P11" style:family="paragraph" style:parent-style-name="Heading">
      <style:text-properties officeooo:rsid="0014cc0b" officeooo:paragraph-rsid="0021fbf5"/>
    </style:style>
    <style:style style:name="P12" style:family="paragraph" style:parent-style-name="Heading">
      <style:text-properties officeooo:rsid="0014cc0b" officeooo:paragraph-rsid="00247d9d"/>
    </style:style>
    <style:style style:name="P13" style:family="paragraph" style:parent-style-name="Heading">
      <style:text-properties officeooo:paragraph-rsid="0018bbb9"/>
    </style:style>
    <style:style style:name="P1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2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29" style:family="paragraph" style:parent-style-name="Text_20_body" style:list-style-name="L2">
      <style:text-properties officeooo:rsid="0014cc0b" officeooo:paragraph-rsid="0018bbb9"/>
    </style:style>
    <style:style style:name="P30" style:family="paragraph" style:parent-style-name="Text_20_body" style:list-style-name="L2">
      <style:text-properties officeooo:rsid="0014cc0b" officeooo:paragraph-rsid="001cc5bb"/>
    </style:style>
    <style:style style:name="P31" style:family="paragraph" style:parent-style-name="Text_20_body" style:list-style-name="L2">
      <style:text-properties officeooo:rsid="0014cc0b" officeooo:paragraph-rsid="001eb682"/>
    </style:style>
    <style:style style:name="P32" style:family="paragraph" style:parent-style-name="Text_20_body" style:list-style-name="L2">
      <style:text-properties officeooo:rsid="0014cc0b" officeooo:paragraph-rsid="0020fc8d"/>
    </style:style>
    <style:style style:name="P33" style:family="paragraph" style:parent-style-name="Text_20_body" style:list-style-name="L2">
      <style:text-properties officeooo:rsid="0014cc0b" officeooo:paragraph-rsid="0021fbf5"/>
    </style:style>
    <style:style style:name="P34" style:family="paragraph" style:parent-style-name="Text_20_body" style:list-style-name="L2">
      <style:text-properties officeooo:rsid="0014cc0b" officeooo:paragraph-rsid="00247d9d"/>
    </style:style>
    <style:style style:name="P35" style:family="paragraph" style:parent-style-name="Text_20_body" style:list-style-name="L2">
      <style:text-properties officeooo:rsid="0014cc0b" officeooo:paragraph-rsid="002b9fa5"/>
    </style:style>
    <style:style style:name="P36" style:family="paragraph" style:parent-style-name="Text_20_body" style:list-style-name="L2">
      <style:text-properties officeooo:rsid="0014cc0b" officeooo:paragraph-rsid="002d49a6"/>
    </style:style>
    <style:style style:name="P37" style:family="paragraph" style:parent-style-name="Text_20_body" style:list-style-name="L2">
      <style:text-properties officeooo:rsid="0014cc0b" officeooo:paragraph-rsid="002db1c0"/>
    </style:style>
    <style:style style:name="P38" style:family="paragraph" style:parent-style-name="Text_20_body" style:list-style-name="L2">
      <style:text-properties officeooo:rsid="0014cc0b" officeooo:paragraph-rsid="00306095"/>
    </style:style>
    <style:style style:name="P39" style:family="paragraph" style:parent-style-name="Text_20_body" style:list-style-name="L2">
      <style:text-properties officeooo:rsid="0014cc0b" officeooo:paragraph-rsid="003222e0"/>
    </style:style>
    <style:style style:name="P40" style:family="paragraph" style:parent-style-name="Text_20_body" style:list-style-name="L2">
      <style:text-properties officeooo:rsid="0014cc0b" officeooo:paragraph-rsid="0034c58a"/>
    </style:style>
    <style:style style:name="P41" style:family="paragraph" style:parent-style-name="Text_20_body" style:list-style-name="L2">
      <style:text-properties officeooo:rsid="0014cc0b" officeooo:paragraph-rsid="00353d9a"/>
    </style:style>
    <style:style style:name="P42" style:family="paragraph" style:parent-style-name="Text_20_body" style:list-style-name="L2">
      <style:text-properties officeooo:rsid="0014cc0b" officeooo:paragraph-rsid="00368e5d"/>
    </style:style>
    <style:style style:name="P43" style:family="paragraph" style:parent-style-name="Text_20_body" style:list-style-name="L2">
      <style:text-properties officeooo:rsid="0014cc0b" officeooo:paragraph-rsid="0037e79c"/>
    </style:style>
    <style:style style:name="P44" style:family="paragraph" style:parent-style-name="Text_20_body" style:list-style-name="L2">
      <style:text-properties officeooo:rsid="0014cc0b" officeooo:paragraph-rsid="003a601b"/>
    </style:style>
    <style:style style:name="P45" style:family="paragraph" style:parent-style-name="Text_20_body" style:list-style-name="L2">
      <style:text-properties officeooo:rsid="0014cc0b" officeooo:paragraph-rsid="004fc001"/>
    </style:style>
    <style:style style:name="P46" style:family="paragraph" style:parent-style-name="Text_20_body" style:list-style-name="L2">
      <style:text-properties officeooo:rsid="0014cc0b" officeooo:paragraph-rsid="00521499"/>
    </style:style>
    <style:style style:name="P47" style:family="paragraph" style:parent-style-name="Text_20_body" style:list-style-name="L2">
      <style:text-properties officeooo:rsid="0014cc0b" officeooo:paragraph-rsid="00553b45"/>
    </style:style>
    <style:style style:name="P48" style:family="paragraph" style:parent-style-name="Text_20_body" style:list-style-name="L2">
      <style:text-properties officeooo:rsid="0014cc0b" officeooo:paragraph-rsid="0057c2ff"/>
    </style:style>
    <style:style style:name="P49" style:family="paragraph" style:parent-style-name="Text_20_body" style:list-style-name="L2">
      <style:text-properties officeooo:rsid="0014cc0b" officeooo:paragraph-rsid="0059c17e"/>
    </style:style>
    <style:style style:name="P50" style:family="paragraph" style:parent-style-name="Text_20_body" style:list-style-name="L2">
      <style:text-properties officeooo:rsid="0014cc0b" officeooo:paragraph-rsid="005af45f"/>
    </style:style>
    <style:style style:name="P51" style:family="paragraph" style:parent-style-name="Text_20_body" style:list-style-name="L3">
      <style:text-properties officeooo:rsid="0014cc0b" officeooo:paragraph-rsid="0018bbb9"/>
    </style:style>
    <style:style style:name="P52" style:family="paragraph" style:parent-style-name="Text_20_body" style:list-style-name="L3">
      <style:text-properties officeooo:rsid="0014cc0b" officeooo:paragraph-rsid="001cc5bb"/>
    </style:style>
    <style:style style:name="P53" style:family="paragraph" style:parent-style-name="Text_20_body" style:list-style-name="L4">
      <style:text-properties officeooo:rsid="0014cc0b" officeooo:paragraph-rsid="001eb682"/>
    </style:style>
    <style:style style:name="P54" style:family="paragraph" style:parent-style-name="Text_20_body" style:list-style-name="L5">
      <style:text-properties officeooo:rsid="0014cc0b" officeooo:paragraph-rsid="002101ec"/>
    </style:style>
    <style:style style:name="P55" style:family="paragraph" style:parent-style-name="Text_20_body" style:list-style-name="L5">
      <style:text-properties officeooo:rsid="0014cc0b" officeooo:paragraph-rsid="0020fc8d"/>
    </style:style>
    <style:style style:name="P56" style:family="paragraph" style:parent-style-name="Text_20_body" style:list-style-name="L5">
      <style:text-properties officeooo:rsid="0014cc0b" officeooo:paragraph-rsid="002b9fa5"/>
    </style:style>
    <style:style style:name="P57" style:family="paragraph" style:parent-style-name="Text_20_body" style:list-style-name="L6">
      <style:text-properties officeooo:rsid="0014cc0b" officeooo:paragraph-rsid="0021fbf5"/>
    </style:style>
    <style:style style:name="P58" style:family="paragraph" style:parent-style-name="Text_20_body" style:list-style-name="L8">
      <style:text-properties officeooo:rsid="0014cc0b" officeooo:paragraph-rsid="00247d9d"/>
    </style:style>
    <style:style style:name="P59" style:family="paragraph" style:parent-style-name="Text_20_body" style:list-style-name="">
      <style:text-properties officeooo:rsid="0014cc0b" officeooo:paragraph-rsid="00279ca4"/>
    </style:style>
    <style:style style:name="P60" style:family="paragraph" style:parent-style-name="Text_20_body" style:list-style-name="L10">
      <style:text-properties officeooo:rsid="0014cc0b" officeooo:paragraph-rsid="002b9fa5"/>
    </style:style>
    <style:style style:name="P61" style:family="paragraph" style:parent-style-name="Text_20_body" style:list-style-name="L12">
      <style:text-properties officeooo:rsid="0014cc0b" officeooo:paragraph-rsid="002b9fa5"/>
    </style:style>
    <style:style style:name="P62" style:family="paragraph" style:parent-style-name="Text_20_body" style:list-style-name="L13">
      <style:text-properties officeooo:rsid="0014cc0b" officeooo:paragraph-rsid="002d49a6"/>
    </style:style>
    <style:style style:name="P63" style:family="paragraph" style:parent-style-name="Text_20_body" style:list-style-name="L14">
      <style:text-properties officeooo:rsid="0014cc0b" officeooo:paragraph-rsid="002d49a6"/>
    </style:style>
    <style:style style:name="P64" style:family="paragraph" style:parent-style-name="Text_20_body" style:list-style-name="L15">
      <style:text-properties officeooo:rsid="0014cc0b" officeooo:paragraph-rsid="002db1c0"/>
    </style:style>
    <style:style style:name="P65" style:family="paragraph" style:parent-style-name="Text_20_body" style:list-style-name="L16">
      <style:text-properties officeooo:rsid="0014cc0b" officeooo:paragraph-rsid="002db1c0"/>
    </style:style>
    <style:style style:name="P66" style:family="paragraph" style:parent-style-name="Text_20_body" style:list-style-name="L17">
      <style:text-properties officeooo:rsid="0014cc0b" officeooo:paragraph-rsid="00306095"/>
    </style:style>
    <style:style style:name="P67" style:family="paragraph" style:parent-style-name="Text_20_body" style:list-style-name="L18">
      <style:text-properties officeooo:rsid="0014cc0b" officeooo:paragraph-rsid="00306095"/>
    </style:style>
    <style:style style:name="P68" style:family="paragraph" style:parent-style-name="Text_20_body" style:list-style-name="L19">
      <style:text-properties officeooo:rsid="0014cc0b" officeooo:paragraph-rsid="003222e0"/>
    </style:style>
    <style:style style:name="P69" style:family="paragraph" style:parent-style-name="Text_20_body" style:list-style-name="L20">
      <style:text-properties officeooo:rsid="0014cc0b" officeooo:paragraph-rsid="003222e0"/>
    </style:style>
    <style:style style:name="P70" style:family="paragraph" style:parent-style-name="Text_20_body" style:list-style-name="L22">
      <style:text-properties officeooo:rsid="0014cc0b" officeooo:paragraph-rsid="0034c58a"/>
    </style:style>
    <style:style style:name="P71" style:family="paragraph" style:parent-style-name="Text_20_body" style:list-style-name="L23">
      <style:text-properties officeooo:rsid="0014cc0b" officeooo:paragraph-rsid="00353d9a"/>
    </style:style>
    <style:style style:name="P72" style:family="paragraph" style:parent-style-name="Text_20_body" style:list-style-name="L24">
      <style:text-properties officeooo:rsid="0014cc0b" officeooo:paragraph-rsid="00353d9a"/>
    </style:style>
    <style:style style:name="P73" style:family="paragraph" style:parent-style-name="Text_20_body" style:list-style-name="L27">
      <style:text-properties officeooo:rsid="0014cc0b" officeooo:paragraph-rsid="00353d9a"/>
    </style:style>
    <style:style style:name="P74" style:family="paragraph" style:parent-style-name="Text_20_body" style:list-style-name="L28">
      <style:text-properties officeooo:rsid="0014cc0b" officeooo:paragraph-rsid="00368e5d"/>
    </style:style>
    <style:style style:name="P75" style:family="paragraph" style:parent-style-name="Text_20_body" style:list-style-name="L29">
      <style:text-properties officeooo:rsid="0014cc0b" officeooo:paragraph-rsid="00368e5d"/>
    </style:style>
    <style:style style:name="P76" style:family="paragraph" style:parent-style-name="Text_20_body" style:list-style-name="L30">
      <style:text-properties officeooo:rsid="0014cc0b" officeooo:paragraph-rsid="00368e5d"/>
    </style:style>
    <style:style style:name="P77" style:family="paragraph" style:parent-style-name="Text_20_body" style:list-style-name="L31">
      <style:text-properties officeooo:rsid="0014cc0b" officeooo:paragraph-rsid="00368e5d"/>
    </style:style>
    <style:style style:name="P78" style:family="paragraph" style:parent-style-name="Text_20_body" style:list-style-name="L32">
      <style:text-properties officeooo:rsid="0014cc0b" officeooo:paragraph-rsid="0037e79c"/>
    </style:style>
    <style:style style:name="P79" style:family="paragraph" style:parent-style-name="Text_20_body" style:list-style-name="L33">
      <style:text-properties officeooo:rsid="0014cc0b" officeooo:paragraph-rsid="003a601b"/>
    </style:style>
    <style:style style:name="P80" style:family="paragraph" style:parent-style-name="Text_20_body" style:list-style-name="L34">
      <style:text-properties officeooo:rsid="0014cc0b" officeooo:paragraph-rsid="003a601b"/>
    </style:style>
    <style:style style:name="P81" style:family="paragraph" style:parent-style-name="Text_20_body" style:list-style-name="L35">
      <style:text-properties officeooo:rsid="0014cc0b" officeooo:paragraph-rsid="003a601b"/>
    </style:style>
    <style:style style:name="P82" style:family="paragraph" style:parent-style-name="Text_20_body" style:list-style-name="L36">
      <style:text-properties officeooo:rsid="0014cc0b" officeooo:paragraph-rsid="003a601b"/>
    </style:style>
    <style:style style:name="P83" style:family="paragraph" style:parent-style-name="Text_20_body" style:list-style-name="L37">
      <style:text-properties officeooo:rsid="0014cc0b" officeooo:paragraph-rsid="003a601b"/>
    </style:style>
    <style:style style:name="P84" style:family="paragraph" style:parent-style-name="Text_20_body" style:list-style-name="L38">
      <style:text-properties officeooo:rsid="0014cc0b" officeooo:paragraph-rsid="003a601b"/>
    </style:style>
    <style:style style:name="P85" style:family="paragraph" style:parent-style-name="Text_20_body" style:list-style-name="L39">
      <style:text-properties officeooo:rsid="0014cc0b" officeooo:paragraph-rsid="003a601b"/>
    </style:style>
    <style:style style:name="P86" style:family="paragraph" style:parent-style-name="Text_20_body" style:list-style-name="L40">
      <style:text-properties officeooo:rsid="0014cc0b" officeooo:paragraph-rsid="003a601b"/>
    </style:style>
    <style:style style:name="P87" style:family="paragraph" style:parent-style-name="Text_20_body" style:list-style-name="L41">
      <style:text-properties officeooo:rsid="0014cc0b" officeooo:paragraph-rsid="003a601b"/>
    </style:style>
    <style:style style:name="P88" style:family="paragraph" style:parent-style-name="Text_20_body" style:list-style-name="L42">
      <style:text-properties officeooo:rsid="0014cc0b" officeooo:paragraph-rsid="003a601b"/>
    </style:style>
    <style:style style:name="P89" style:family="paragraph" style:parent-style-name="Text_20_body" style:list-style-name="L43">
      <style:text-properties officeooo:rsid="0014cc0b" officeooo:paragraph-rsid="003a601b"/>
    </style:style>
    <style:style style:name="P90" style:family="paragraph" style:parent-style-name="Text_20_body" style:list-style-name="L44">
      <style:text-properties officeooo:rsid="0014cc0b" officeooo:paragraph-rsid="003a601b"/>
    </style:style>
    <style:style style:name="P91" style:family="paragraph" style:parent-style-name="Text_20_body" style:list-style-name="L45">
      <style:text-properties officeooo:rsid="0014cc0b" officeooo:paragraph-rsid="003a601b"/>
    </style:style>
    <style:style style:name="P92" style:family="paragraph" style:parent-style-name="Text_20_body" style:list-style-name="L46">
      <style:text-properties officeooo:rsid="0014cc0b" officeooo:paragraph-rsid="003a601b"/>
    </style:style>
    <style:style style:name="P93" style:family="paragraph" style:parent-style-name="Text_20_body" style:list-style-name="L47">
      <style:text-properties officeooo:rsid="0014cc0b" officeooo:paragraph-rsid="003a601b"/>
    </style:style>
    <style:style style:name="P94" style:family="paragraph" style:parent-style-name="Text_20_body" style:list-style-name="L48">
      <style:text-properties officeooo:rsid="0014cc0b" officeooo:paragraph-rsid="003a601b"/>
    </style:style>
    <style:style style:name="P95" style:family="paragraph" style:parent-style-name="Text_20_body" style:list-style-name="L49">
      <style:text-properties officeooo:rsid="0014cc0b" officeooo:paragraph-rsid="003a601b"/>
    </style:style>
    <style:style style:name="P96" style:family="paragraph" style:parent-style-name="Text_20_body" style:list-style-name="L50">
      <style:text-properties officeooo:rsid="0014cc0b" officeooo:paragraph-rsid="004fc001"/>
    </style:style>
    <style:style style:name="P97" style:family="paragraph" style:parent-style-name="Text_20_body" style:list-style-name="L51">
      <style:text-properties officeooo:rsid="0014cc0b" officeooo:paragraph-rsid="004fc001"/>
    </style:style>
    <style:style style:name="P98" style:family="paragraph" style:parent-style-name="Text_20_body" style:list-style-name="L52">
      <style:text-properties officeooo:rsid="0014cc0b" officeooo:paragraph-rsid="004fc001"/>
    </style:style>
    <style:style style:name="P99" style:family="paragraph" style:parent-style-name="Text_20_body" style:list-style-name="L53">
      <style:text-properties officeooo:rsid="0014cc0b" officeooo:paragraph-rsid="004fc001"/>
    </style:style>
    <style:style style:name="P100" style:family="paragraph" style:parent-style-name="Text_20_body" style:list-style-name="L54">
      <style:text-properties officeooo:rsid="0014cc0b" officeooo:paragraph-rsid="00521499"/>
    </style:style>
    <style:style style:name="P101" style:family="paragraph" style:parent-style-name="Text_20_body" style:list-style-name="L55">
      <style:text-properties officeooo:rsid="0014cc0b" officeooo:paragraph-rsid="00521499"/>
    </style:style>
    <style:style style:name="P102" style:family="paragraph" style:parent-style-name="Text_20_body" style:list-style-name="L58">
      <style:text-properties officeooo:rsid="0014cc0b" officeooo:paragraph-rsid="00521499"/>
    </style:style>
    <style:style style:name="P103" style:family="paragraph" style:parent-style-name="Text_20_body" style:list-style-name="L59">
      <style:text-properties officeooo:rsid="0014cc0b" officeooo:paragraph-rsid="00521499"/>
    </style:style>
    <style:style style:name="P104" style:family="paragraph" style:parent-style-name="Text_20_body" style:list-style-name="L60">
      <style:text-properties officeooo:rsid="0014cc0b" officeooo:paragraph-rsid="00553b45"/>
    </style:style>
    <style:style style:name="P105" style:family="paragraph" style:parent-style-name="Text_20_body" style:list-style-name="L61">
      <style:text-properties officeooo:rsid="0014cc0b" officeooo:paragraph-rsid="00553b45"/>
    </style:style>
    <style:style style:name="P106" style:family="paragraph" style:parent-style-name="Text_20_body" style:list-style-name="L62">
      <style:text-properties officeooo:rsid="0014cc0b" officeooo:paragraph-rsid="0057c2ff"/>
    </style:style>
    <style:style style:name="P107" style:family="paragraph" style:parent-style-name="Text_20_body" style:list-style-name="L63">
      <style:text-properties officeooo:rsid="0014cc0b" officeooo:paragraph-rsid="0057c2ff"/>
    </style:style>
    <style:style style:name="P108" style:family="paragraph" style:parent-style-name="Text_20_body" style:list-style-name="L64">
      <style:text-properties officeooo:rsid="0014cc0b" officeooo:paragraph-rsid="0059c17e"/>
    </style:style>
    <style:style style:name="P109" style:family="paragraph" style:parent-style-name="Text_20_body" style:list-style-name="L65">
      <style:text-properties officeooo:rsid="0014cc0b" officeooo:paragraph-rsid="0059c17e"/>
    </style:style>
    <style:style style:name="P110" style:family="paragraph" style:parent-style-name="Text_20_body" style:list-style-name="L66">
      <style:text-properties officeooo:rsid="0014cc0b" officeooo:paragraph-rsid="0059c17e"/>
    </style:style>
    <style:style style:name="P111" style:family="paragraph" style:parent-style-name="Text_20_body" style:list-style-name="L67">
      <style:text-properties officeooo:rsid="0014cc0b" officeooo:paragraph-rsid="0059c17e"/>
    </style:style>
    <style:style style:name="P112" style:family="paragraph" style:parent-style-name="Text_20_body" style:list-style-name="L68">
      <style:text-properties officeooo:rsid="0014cc0b" officeooo:paragraph-rsid="005af45f"/>
    </style:style>
    <style:style style:name="P113" style:family="paragraph" style:parent-style-name="Text_20_body" style:list-style-name="L69">
      <style:text-properties officeooo:rsid="0014cc0b" officeooo:paragraph-rsid="005af45f"/>
    </style:style>
    <style:style style:name="P114" style:family="paragraph" style:parent-style-name="Text_20_body" style:list-style-name="L70">
      <style:text-properties officeooo:rsid="0014cc0b" officeooo:paragraph-rsid="005af45f"/>
    </style:style>
    <style:style style:name="P115" style:family="paragraph" style:parent-style-name="Text_20_body" style:list-style-name="L71">
      <style:text-properties officeooo:rsid="0014cc0b" officeooo:paragraph-rsid="005af45f"/>
    </style:style>
    <style:style style:name="P116" style:family="paragraph" style:parent-style-name="Text_20_body" style:list-style-name="L72">
      <style:text-properties officeooo:rsid="0014cc0b" officeooo:paragraph-rsid="005af45f"/>
    </style:style>
    <style:style style:name="P117" style:family="paragraph" style:parent-style-name="Text_20_body" style:list-style-name="L73">
      <style:text-properties officeooo:rsid="0014cc0b" officeooo:paragraph-rsid="005af45f"/>
    </style:style>
    <style:style style:name="P118" style:family="paragraph" style:parent-style-name="Text_20_body" style:list-style-name="L74">
      <style:text-properties officeooo:rsid="0014cc0b" officeooo:paragraph-rsid="005af45f"/>
    </style:style>
    <style:style style:name="P119" style:family="paragraph" style:parent-style-name="Text_20_body" style:list-style-name="L75">
      <style:text-properties officeooo:rsid="0014cc0b" officeooo:paragraph-rsid="005af45f"/>
    </style:style>
    <style:style style:name="P120" style:family="paragraph" style:parent-style-name="Text_20_body" style:list-style-name="L76">
      <style:text-properties officeooo:rsid="0014cc0b" officeooo:paragraph-rsid="005af45f"/>
    </style:style>
    <style:style style:name="P121" style:family="paragraph" style:parent-style-name="Text_20_body" style:list-style-name="L77">
      <style:text-properties officeooo:rsid="0014cc0b" officeooo:paragraph-rsid="005af45f"/>
    </style:style>
    <style:style style:name="P122" style:family="paragraph" style:parent-style-name="Text_20_body" style:list-style-name="L78">
      <style:text-properties officeooo:rsid="0014cc0b" officeooo:paragraph-rsid="005af45f"/>
    </style:style>
    <style:style style:name="P123" style:family="paragraph" style:parent-style-name="Text_20_body" style:list-style-name="L79">
      <style:text-properties officeooo:rsid="0014cc0b" officeooo:paragraph-rsid="005af45f"/>
    </style:style>
    <style:style style:name="P124" style:family="paragraph" style:parent-style-name="Text_20_body" style:list-style-name="L2">
      <style:text-properties officeooo:rsid="002101ec" officeooo:paragraph-rsid="002101ec"/>
    </style:style>
    <style:style style:name="P125" style:family="paragraph" style:parent-style-name="Text_20_body" style:list-style-name="L2">
      <style:text-properties officeooo:rsid="002101ec" officeooo:paragraph-rsid="0021fbf5"/>
    </style:style>
    <style:style style:name="P126" style:family="paragraph" style:parent-style-name="Text_20_body" style:list-style-name="L2">
      <style:text-properties officeooo:rsid="002101ec" officeooo:paragraph-rsid="00247d9d"/>
    </style:style>
    <style:style style:name="P127" style:family="paragraph" style:parent-style-name="Text_20_body" style:list-style-name="L2">
      <style:text-properties officeooo:rsid="002101ec" officeooo:paragraph-rsid="002b9fa5"/>
    </style:style>
    <style:style style:name="P128" style:family="paragraph" style:parent-style-name="Text_20_body" style:list-style-name="L2">
      <style:text-properties officeooo:rsid="002101ec" officeooo:paragraph-rsid="002d49a6"/>
    </style:style>
    <style:style style:name="P129" style:family="paragraph" style:parent-style-name="Text_20_body" style:list-style-name="L2">
      <style:text-properties officeooo:rsid="002101ec" officeooo:paragraph-rsid="002db1c0"/>
    </style:style>
    <style:style style:name="P130" style:family="paragraph" style:parent-style-name="Text_20_body" style:list-style-name="L2">
      <style:text-properties officeooo:rsid="002101ec" officeooo:paragraph-rsid="00306095"/>
    </style:style>
    <style:style style:name="P131" style:family="paragraph" style:parent-style-name="Text_20_body" style:list-style-name="L2">
      <style:text-properties officeooo:rsid="002101ec" officeooo:paragraph-rsid="003222e0"/>
    </style:style>
    <style:style style:name="P132" style:family="paragraph" style:parent-style-name="Text_20_body" style:list-style-name="L2">
      <style:text-properties officeooo:rsid="002101ec" officeooo:paragraph-rsid="0034c58a"/>
    </style:style>
    <style:style style:name="P133" style:family="paragraph" style:parent-style-name="Text_20_body" style:list-style-name="L2">
      <style:text-properties officeooo:rsid="002101ec" officeooo:paragraph-rsid="00353d9a"/>
    </style:style>
    <style:style style:name="P134" style:family="paragraph" style:parent-style-name="Text_20_body" style:list-style-name="L2">
      <style:text-properties officeooo:rsid="002101ec" officeooo:paragraph-rsid="00368e5d"/>
    </style:style>
    <style:style style:name="P135" style:family="paragraph" style:parent-style-name="Text_20_body" style:list-style-name="L2">
      <style:text-properties officeooo:rsid="002101ec" officeooo:paragraph-rsid="003a601b"/>
    </style:style>
    <style:style style:name="P136" style:family="paragraph" style:parent-style-name="Text_20_body" style:list-style-name="L2">
      <style:text-properties officeooo:rsid="002101ec" officeooo:paragraph-rsid="004fc001"/>
    </style:style>
    <style:style style:name="P137" style:family="paragraph" style:parent-style-name="Text_20_body" style:list-style-name="L2">
      <style:text-properties officeooo:rsid="002101ec" officeooo:paragraph-rsid="00521499"/>
    </style:style>
    <style:style style:name="P138" style:family="paragraph" style:parent-style-name="Text_20_body" style:list-style-name="L2">
      <style:text-properties officeooo:rsid="002101ec" officeooo:paragraph-rsid="00553b45"/>
    </style:style>
    <style:style style:name="P139" style:family="paragraph" style:parent-style-name="Text_20_body" style:list-style-name="L2">
      <style:text-properties officeooo:rsid="002101ec" officeooo:paragraph-rsid="0057c2ff"/>
    </style:style>
    <style:style style:name="P140" style:family="paragraph" style:parent-style-name="Text_20_body" style:list-style-name="L2">
      <style:text-properties officeooo:rsid="002101ec" officeooo:paragraph-rsid="0059c17e"/>
    </style:style>
    <style:style style:name="P141" style:family="paragraph" style:parent-style-name="Text_20_body" style:list-style-name="L2">
      <style:text-properties officeooo:rsid="002101ec" officeooo:paragraph-rsid="005af45f"/>
    </style:style>
    <style:style style:name="P142" style:family="paragraph" style:parent-style-name="Text_20_body" style:list-style-name="L7">
      <style:text-properties officeooo:rsid="00279ca4" officeooo:paragraph-rsid="0021fbf5"/>
    </style:style>
    <style:style style:name="P143" style:family="paragraph" style:parent-style-name="Text_20_body" style:list-style-name="L9">
      <style:text-properties officeooo:rsid="00279ca4" officeooo:paragraph-rsid="00279ca4"/>
    </style:style>
    <style:style style:name="P144" style:family="paragraph" style:parent-style-name="Text_20_body">
      <style:text-properties officeooo:paragraph-rsid="001229dc"/>
    </style:style>
    <style:style style:name="P145" style:family="paragraph" style:parent-style-name="Text_20_body">
      <style:text-properties officeooo:paragraph-rsid="002a7c69"/>
    </style:style>
    <style:style style:name="P146" style:family="paragraph" style:parent-style-name="Text_20_body">
      <style:text-properties officeooo:rsid="0021fbf5" officeooo:paragraph-rsid="002b9fa5"/>
    </style:style>
    <style:style style:name="P147" style:family="paragraph" style:parent-style-name="Text_20_body">
      <style:text-properties officeooo:rsid="0021fbf5" officeooo:paragraph-rsid="00353d9a"/>
    </style:style>
    <style:style style:name="P148" style:family="paragraph" style:parent-style-name="Text_20_body">
      <style:text-properties officeooo:rsid="00216c49" officeooo:paragraph-rsid="002d49a6"/>
    </style:style>
    <style:style style:name="P149" style:family="paragraph" style:parent-style-name="Text_20_body">
      <style:text-properties officeooo:rsid="00216c49" officeooo:paragraph-rsid="002db1c0"/>
    </style:style>
    <style:style style:name="P150" style:family="paragraph" style:parent-style-name="Text_20_body">
      <style:text-properties officeooo:rsid="00216c49" officeooo:paragraph-rsid="00306095"/>
    </style:style>
    <style:style style:name="P151" style:family="paragraph" style:parent-style-name="Text_20_body" style:list-style-name="">
      <style:text-properties officeooo:rsid="00216c49" officeooo:paragraph-rsid="00306095"/>
    </style:style>
    <style:style style:name="P152" style:family="paragraph" style:parent-style-name="Text_20_body">
      <style:text-properties officeooo:paragraph-rsid="002d49a6"/>
    </style:style>
    <style:style style:name="P153" style:family="paragraph" style:parent-style-name="Text_20_body" style:list-style-name="L24">
      <style:text-properties officeooo:rsid="00353d9a" officeooo:paragraph-rsid="00353d9a"/>
    </style:style>
    <style:style style:name="P154" style:family="paragraph" style:parent-style-name="Text_20_body" style:list-style-name="L47">
      <style:text-properties officeooo:rsid="00353d9a" officeooo:paragraph-rsid="003a601b"/>
    </style:style>
    <style:style style:name="P155" style:family="paragraph" style:parent-style-name="Text_20_body" style:list-style-name="L77">
      <style:text-properties officeooo:rsid="00353d9a" officeooo:paragraph-rsid="005af45f"/>
    </style:style>
    <style:style style:name="P156" style:family="paragraph" style:parent-style-name="Text_20_body">
      <style:text-properties officeooo:paragraph-rsid="003a601b"/>
    </style:style>
    <style:style style:name="P157" style:family="paragraph" style:parent-style-name="Text_20_body">
      <style:text-properties officeooo:paragraph-rsid="004fc001"/>
    </style:style>
    <style:style style:name="P158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159" style:family="paragraph" style:parent-style-name="Heading" style:list-style-name="">
      <style:text-properties officeooo:rsid="0014cc0b" officeooo:paragraph-rsid="0021fbf5"/>
    </style:style>
    <style:style style:name="P160" style:family="paragraph" style:parent-style-name="Heading" style:list-style-name="">
      <style:text-properties officeooo:rsid="0014cc0b" officeooo:paragraph-rsid="00279ca4"/>
    </style:style>
    <style:style style:name="P161" style:family="paragraph" style:parent-style-name="Heading">
      <style:text-properties officeooo:rsid="0014cc0b" officeooo:paragraph-rsid="002b9fa5"/>
    </style:style>
    <style:style style:name="P162" style:family="paragraph" style:parent-style-name="Heading">
      <style:text-properties officeooo:rsid="0014cc0b" officeooo:paragraph-rsid="002d49a6"/>
    </style:style>
    <style:style style:name="P163" style:family="paragraph" style:parent-style-name="Heading">
      <style:text-properties officeooo:rsid="0014cc0b" officeooo:paragraph-rsid="002db1c0"/>
    </style:style>
    <style:style style:name="P164" style:family="paragraph" style:parent-style-name="Heading">
      <style:text-properties officeooo:rsid="0014cc0b" officeooo:paragraph-rsid="00306095"/>
    </style:style>
    <style:style style:name="P165" style:family="paragraph" style:parent-style-name="Heading">
      <style:text-properties officeooo:rsid="0014cc0b" officeooo:paragraph-rsid="003222e0"/>
    </style:style>
    <style:style style:name="P166" style:family="paragraph" style:parent-style-name="Heading">
      <style:text-properties officeooo:rsid="0014cc0b" officeooo:paragraph-rsid="0034c58a"/>
    </style:style>
    <style:style style:name="P167" style:family="paragraph" style:parent-style-name="Heading">
      <style:text-properties officeooo:rsid="0014cc0b" officeooo:paragraph-rsid="00353d9a"/>
    </style:style>
    <style:style style:name="P168" style:family="paragraph" style:parent-style-name="Heading">
      <style:text-properties officeooo:rsid="0014cc0b" officeooo:paragraph-rsid="00368e5d"/>
    </style:style>
    <style:style style:name="P169" style:family="paragraph" style:parent-style-name="Heading">
      <style:text-properties officeooo:rsid="0014cc0b" officeooo:paragraph-rsid="0037e79c"/>
    </style:style>
    <style:style style:name="P170" style:family="paragraph" style:parent-style-name="Heading">
      <style:text-properties officeooo:rsid="0014cc0b" officeooo:paragraph-rsid="003a601b"/>
    </style:style>
    <style:style style:name="P171" style:family="paragraph" style:parent-style-name="Heading">
      <style:text-properties officeooo:rsid="0014cc0b" officeooo:paragraph-rsid="004fc001"/>
    </style:style>
    <style:style style:name="P172" style:family="paragraph" style:parent-style-name="Heading">
      <style:text-properties officeooo:rsid="0014cc0b" officeooo:paragraph-rsid="00521499"/>
    </style:style>
    <style:style style:name="P173" style:family="paragraph" style:parent-style-name="Heading">
      <style:text-properties officeooo:rsid="0014cc0b" officeooo:paragraph-rsid="00553b45"/>
    </style:style>
    <style:style style:name="P174" style:family="paragraph" style:parent-style-name="Heading">
      <style:text-properties officeooo:rsid="0014cc0b" officeooo:paragraph-rsid="0057c2ff"/>
    </style:style>
    <style:style style:name="P175" style:family="paragraph" style:parent-style-name="Heading">
      <style:text-properties officeooo:rsid="0014cc0b" officeooo:paragraph-rsid="0059c17e"/>
    </style:style>
    <style:style style:name="P176" style:family="paragraph" style:parent-style-name="Heading">
      <style:text-properties officeooo:rsid="0014cc0b" officeooo:paragraph-rsid="005af45f"/>
    </style:style>
    <style:style style:name="P177" style:family="paragraph" style:parent-style-name="Heading_20_2" style:list-style-name="">
      <style:text-properties officeooo:paragraph-rsid="001229dc"/>
    </style:style>
    <style:style style:name="P178" style:family="paragraph" style:parent-style-name="Heading_20_2" style:list-style-name="">
      <style:text-properties officeooo:rsid="001229dc" officeooo:paragraph-rsid="001229dc"/>
    </style:style>
    <style:style style:name="P179" style:family="paragraph" style:parent-style-name="Heading_20_2" style:list-style-name="">
      <style:text-properties officeooo:rsid="001229dc" officeooo:paragraph-rsid="00353d9a"/>
    </style:style>
    <style:style style:name="P180" style:family="paragraph" style:parent-style-name="Heading_20_2" style:list-style-name="">
      <style:text-properties officeooo:rsid="001229dc" officeooo:paragraph-rsid="003a601b"/>
    </style:style>
    <style:style style:name="P181" style:family="paragraph" style:parent-style-name="Heading_20_2" style:list-style-name="">
      <style:text-properties officeooo:rsid="001229dc" officeooo:paragraph-rsid="005af45f"/>
    </style:style>
    <style:style style:name="P182" style:family="paragraph" style:parent-style-name="Heading_20_2">
      <style:paragraph-properties fo:break-before="page"/>
      <style:text-properties officeooo:rsid="001229dc" officeooo:paragraph-rsid="001229dc"/>
    </style:style>
    <style:style style:name="P183" style:family="paragraph" style:parent-style-name="Heading_20_3">
      <style:text-properties officeooo:paragraph-rsid="0018bbb9"/>
    </style:style>
    <style:style style:name="P184" style:family="paragraph" style:parent-style-name="Heading_20_3" style:list-style-name="">
      <style:text-properties officeooo:rsid="001b8801" officeooo:paragraph-rsid="001c3db5"/>
    </style:style>
    <style:style style:name="P185" style:family="paragraph" style:parent-style-name="Heading_20_3" style:list-style-name="">
      <style:text-properties officeooo:rsid="001b8801" officeooo:paragraph-rsid="001cc5bb"/>
    </style:style>
    <style:style style:name="P186" style:family="paragraph" style:parent-style-name="Heading_20_3" style:list-style-name="">
      <style:text-properties officeooo:rsid="001b8801" officeooo:paragraph-rsid="002101ec"/>
    </style:style>
    <style:style style:name="P187" style:family="paragraph" style:parent-style-name="Heading_20_3" style:list-style-name="">
      <style:text-properties officeooo:rsid="001b8801" officeooo:paragraph-rsid="0020fc8d"/>
    </style:style>
    <style:style style:name="P188" style:family="paragraph" style:parent-style-name="Heading_20_3">
      <style:text-properties officeooo:rsid="001c3db5" officeooo:paragraph-rsid="001c3db5"/>
    </style:style>
    <style:style style:name="P189" style:family="paragraph" style:parent-style-name="Heading_20_3">
      <style:text-properties officeooo:paragraph-rsid="002a7c69"/>
    </style:style>
    <style:style style:name="P190" style:family="paragraph" style:parent-style-name="Heading_20_3">
      <style:text-properties officeooo:paragraph-rsid="003a601b"/>
    </style:style>
    <style:style style:name="P191" style:family="paragraph" style:parent-style-name="Heading_20_3">
      <style:text-properties officeooo:paragraph-rsid="004fc001"/>
    </style:style>
    <style:style style:name="P192" style:family="paragraph" style:parent-style-name="Heading_20_3">
      <style:paragraph-properties fo:break-before="page"/>
      <style:text-properties officeooo:rsid="001b8801" officeooo:paragraph-rsid="001cc5bb"/>
    </style:style>
    <style:style style:name="P193" style:family="paragraph" style:parent-style-name="Heading_20_3">
      <style:paragraph-properties fo:break-before="page"/>
      <style:text-properties officeooo:rsid="001b8801" officeooo:paragraph-rsid="002a7c69"/>
    </style:style>
    <style:style style:name="P194" style:family="paragraph" style:parent-style-name="Heading_20_3">
      <style:paragraph-properties fo:break-before="page"/>
      <style:text-properties officeooo:rsid="001b8801" officeooo:paragraph-rsid="002d49a6"/>
    </style:style>
    <style:style style:name="P195" style:family="paragraph" style:parent-style-name="Heading_20_3">
      <style:paragraph-properties fo:break-before="page"/>
      <style:text-properties officeooo:rsid="001b8801" officeooo:paragraph-rsid="002db1c0"/>
    </style:style>
    <style:style style:name="P196" style:family="paragraph" style:parent-style-name="Heading_20_3">
      <style:paragraph-properties fo:break-before="page"/>
      <style:text-properties officeooo:rsid="001b8801" officeooo:paragraph-rsid="00306095"/>
    </style:style>
    <style:style style:name="P197" style:family="paragraph" style:parent-style-name="Heading_20_3">
      <style:paragraph-properties fo:break-before="page"/>
      <style:text-properties officeooo:rsid="001b8801" officeooo:paragraph-rsid="003a601b"/>
    </style:style>
    <style:style style:name="P198" style:family="paragraph" style:parent-style-name="Heading_20_3">
      <style:paragraph-properties fo:break-before="page"/>
      <style:text-properties officeooo:rsid="001b8801" officeooo:paragraph-rsid="004fc001"/>
    </style:style>
    <style:style style:name="P199" style:family="paragraph" style:parent-style-name="Heading_20_3">
      <style:paragraph-properties fo:break-before="page"/>
      <style:text-properties officeooo:rsid="001b8801" officeooo:paragraph-rsid="005af45f"/>
    </style:style>
    <style:style style:name="P200" style:family="paragraph" style:parent-style-name="Heading_20_3">
      <style:paragraph-properties fo:break-before="page"/>
      <style:text-properties officeooo:rsid="001c3db5" officeooo:paragraph-rsid="001c3db5"/>
    </style:style>
    <style:style style:name="P201" style:family="paragraph" style:parent-style-name="Heading_20_3">
      <style:paragraph-properties fo:break-before="page"/>
      <style:text-properties officeooo:rsid="001cc5bb" officeooo:paragraph-rsid="001cc5bb"/>
    </style:style>
    <style:style style:name="P202" style:family="paragraph" style:parent-style-name="Heading_20_3">
      <style:paragraph-properties fo:break-before="page"/>
      <style:text-properties officeooo:paragraph-rsid="003222e0"/>
    </style:style>
    <style:style style:name="P203" style:family="paragraph" style:parent-style-name="Heading_20_3">
      <style:paragraph-properties fo:break-before="page"/>
      <style:text-properties officeooo:paragraph-rsid="0034c58a"/>
    </style:style>
    <style:style style:name="P204" style:family="paragraph" style:parent-style-name="Heading_20_3">
      <style:paragraph-properties fo:break-before="page"/>
      <style:text-properties officeooo:paragraph-rsid="00353d9a"/>
    </style:style>
    <style:style style:name="P205" style:family="paragraph" style:parent-style-name="Heading_20_3">
      <style:paragraph-properties fo:break-before="page"/>
      <style:text-properties officeooo:paragraph-rsid="00368e5d"/>
    </style:style>
    <style:style style:name="P206" style:family="paragraph" style:parent-style-name="Heading_20_3">
      <style:paragraph-properties fo:break-before="page"/>
      <style:text-properties officeooo:paragraph-rsid="0037e79c"/>
    </style:style>
    <style:style style:name="P207" style:family="paragraph" style:parent-style-name="Heading_20_3">
      <style:paragraph-properties fo:break-before="page"/>
      <style:text-properties officeooo:paragraph-rsid="003a601b"/>
    </style:style>
    <style:style style:name="P208" style:family="paragraph" style:parent-style-name="Heading_20_3">
      <style:paragraph-properties fo:break-before="page"/>
      <style:text-properties officeooo:paragraph-rsid="00521499"/>
    </style:style>
    <style:style style:name="P209" style:family="paragraph" style:parent-style-name="Heading_20_3">
      <style:paragraph-properties fo:break-before="page"/>
      <style:text-properties officeooo:paragraph-rsid="00553b45"/>
    </style:style>
    <style:style style:name="P210" style:family="paragraph" style:parent-style-name="Heading_20_3">
      <style:paragraph-properties fo:break-before="page"/>
      <style:text-properties officeooo:paragraph-rsid="0057c2ff"/>
    </style:style>
    <style:style style:name="P211" style:family="paragraph" style:parent-style-name="Heading_20_3">
      <style:paragraph-properties fo:break-before="page"/>
      <style:text-properties officeooo:paragraph-rsid="0059c17e"/>
    </style:style>
    <style:style style:name="P212" style:family="paragraph" style:parent-style-name="Heading_20_3">
      <style:paragraph-properties fo:break-before="page"/>
      <style:text-properties officeooo:paragraph-rsid="005af45f"/>
    </style:style>
    <style:style style:name="P21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21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21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21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68e5d"/>
    </style:style>
    <style:style style:name="P21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a601b"/>
    </style:style>
    <style:style style:name="P21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5af45f"/>
    </style:style>
    <style:style style:name="P21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22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a601b"/>
    </style:style>
    <style:style style:name="P22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2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2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2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225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226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227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228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229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a601b"/>
    </style:style>
    <style:style style:name="P230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5af45f"/>
    </style:style>
    <style:style style:name="P23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23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23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23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23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23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a601b"/>
    </style:style>
    <style:style style:name="P23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5af45f"/>
    </style:style>
    <style:style style:name="P23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7e79c" officeooo:paragraph-rsid="0037e79c"/>
    </style:style>
    <style:style style:name="P23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3ef058"/>
    </style:style>
    <style:style style:name="P24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0a42d"/>
    </style:style>
    <style:style style:name="P24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19218"/>
    </style:style>
    <style:style style:name="P24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31d78" officeooo:paragraph-rsid="00431d78"/>
    </style:style>
    <style:style style:name="P24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72ba3" officeooo:paragraph-rsid="00472ba3"/>
    </style:style>
    <style:style style:name="P24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72ba3" officeooo:paragraph-rsid="005af45f"/>
    </style:style>
    <style:style style:name="P24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8e550" officeooo:paragraph-rsid="0048e550"/>
    </style:style>
    <style:style style:name="P24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8e550" officeooo:paragraph-rsid="005af45f"/>
    </style:style>
    <style:style style:name="P24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9b967" officeooo:paragraph-rsid="0049b967"/>
    </style:style>
    <style:style style:name="P24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9b967" officeooo:paragraph-rsid="005af45f"/>
    </style:style>
    <style:style style:name="P24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a8c22" officeooo:paragraph-rsid="004a8c22"/>
    </style:style>
    <style:style style:name="P25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a8c22" officeooo:paragraph-rsid="005af45f"/>
    </style:style>
    <style:style style:name="P25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de33b" officeooo:paragraph-rsid="004de33b"/>
    </style:style>
    <style:style style:name="P25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de33b" officeooo:paragraph-rsid="005af45f"/>
    </style:style>
    <style:style style:name="P25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4fc4c5"/>
    </style:style>
    <style:style style:name="P25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21499"/>
    </style:style>
    <style:style style:name="P25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53b45"/>
    </style:style>
    <style:style style:name="P25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7c2ff"/>
    </style:style>
    <style:style style:name="P25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9c17e"/>
    </style:style>
    <style:style style:name="P25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af45f"/>
    </style:style>
    <style:style style:name="P25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b9fef"/>
    </style:style>
    <style:style style:name="P26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180d4" officeooo:paragraph-rsid="005180d4"/>
    </style:style>
    <style:style style:name="P26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7c2ff" officeooo:paragraph-rsid="0057c2ff"/>
    </style:style>
    <style:style style:name="P26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7c2ff" officeooo:paragraph-rsid="0059c17e"/>
    </style:style>
    <style:style style:name="P26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6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6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6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6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47a0c" officeooo:paragraph-rsid="00347a0c"/>
    </style:style>
    <style:style style:name="P26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26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7e79c" officeooo:paragraph-rsid="0037e79c"/>
    </style:style>
    <style:style style:name="P27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ef058" officeooo:paragraph-rsid="003ef058"/>
    </style:style>
    <style:style style:name="P27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0a42d" officeooo:paragraph-rsid="0040a42d"/>
    </style:style>
    <style:style style:name="P27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19218" officeooo:paragraph-rsid="00419218"/>
    </style:style>
    <style:style style:name="P27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31d78" officeooo:paragraph-rsid="00431d78"/>
    </style:style>
    <style:style style:name="P27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72ba3" officeooo:paragraph-rsid="00472ba3"/>
    </style:style>
    <style:style style:name="P27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8e550" officeooo:paragraph-rsid="0048e550"/>
    </style:style>
    <style:style style:name="P27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9b967" officeooo:paragraph-rsid="0049b967"/>
    </style:style>
    <style:style style:name="P27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a8c22" officeooo:paragraph-rsid="004a8c22"/>
    </style:style>
    <style:style style:name="P27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de33b" officeooo:paragraph-rsid="004de33b"/>
    </style:style>
    <style:style style:name="P27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4fc4c5"/>
    </style:style>
    <style:style style:name="P28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28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180d4" officeooo:paragraph-rsid="005180d4"/>
    </style:style>
    <style:style style:name="P28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7c2ff" officeooo:paragraph-rsid="0057c2ff"/>
    </style:style>
    <style:style style:name="P28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28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8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8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8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8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8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9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29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29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29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29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9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9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9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9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a601b"/>
    </style:style>
    <style:style style:name="P29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30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30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30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30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53b45"/>
    </style:style>
    <style:style style:name="P30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53b45"/>
    </style:style>
    <style:style style:name="P30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7c2ff"/>
    </style:style>
    <style:style style:name="P30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9c17e"/>
    </style:style>
    <style:style style:name="P30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7c2ff" officeooo:paragraph-rsid="0059c17e"/>
    </style:style>
    <style:style style:name="P30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9c17e"/>
    </style:style>
    <style:style style:name="P30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7c2ff" officeooo:paragraph-rsid="0059c17e"/>
    </style:style>
    <style:style style:name="P31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5af45f"/>
    </style:style>
    <style:style style:name="P31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5af45f"/>
    </style:style>
    <style:style style:name="P31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5af45f"/>
    </style:style>
    <style:style style:name="P31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5af45f"/>
    </style:style>
    <style:style style:name="P31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3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3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3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3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3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3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b9fef"/>
    </style:style>
    <style:style style:name="P3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a7c69"/>
    </style:style>
    <style:style style:name="T7" style:family="text">
      <style:text-properties officeooo:rsid="002b9fa5"/>
    </style:style>
    <style:style style:name="T8" style:family="text">
      <style:text-properties officeooo:rsid="00216c49"/>
    </style:style>
    <style:style style:name="T9" style:family="text">
      <style:text-properties officeooo:rsid="002d49a6"/>
    </style:style>
    <style:style style:name="T10" style:family="text">
      <style:text-properties officeooo:rsid="00306095"/>
    </style:style>
    <style:style style:name="T11" style:family="text">
      <style:text-properties officeooo:rsid="003222e0"/>
    </style:style>
    <style:style style:name="T12" style:family="text">
      <style:text-properties officeooo:rsid="0033ec6b"/>
    </style:style>
    <style:style style:name="T13" style:family="text">
      <style:text-properties officeooo:rsid="0034c58a"/>
    </style:style>
    <style:style style:name="T14" style:family="text">
      <style:text-properties officeooo:rsid="00353d9a"/>
    </style:style>
    <style:style style:name="T15" style:family="text">
      <style:text-properties officeooo:rsid="00368e5d"/>
    </style:style>
    <style:style style:name="T16" style:family="text">
      <style:text-properties officeooo:rsid="0037e79c"/>
    </style:style>
    <style:style style:name="T17" style:family="text">
      <style:text-properties officeooo:rsid="003aa4ee"/>
    </style:style>
    <style:style style:name="T18" style:family="text">
      <style:text-properties officeooo:rsid="004b6b9b"/>
    </style:style>
    <style:style style:name="T19" style:family="text">
      <style:text-properties officeooo:rsid="00521499"/>
    </style:style>
    <style:style style:name="T20" style:family="text">
      <style:text-properties officeooo:rsid="004fc4c5"/>
    </style:style>
    <style:style style:name="T21" style:family="text">
      <style:text-properties officeooo:rsid="005361d2"/>
    </style:style>
    <style:style style:name="T22" style:family="text">
      <style:text-properties officeooo:rsid="00553b45"/>
    </style:style>
    <style:style style:name="T23" style:family="text">
      <style:text-properties officeooo:rsid="0056c21c"/>
    </style:style>
    <style:style style:name="T24" style:family="text">
      <style:text-properties officeooo:rsid="0057c2ff"/>
    </style:style>
    <style:style style:name="T25" style:family="text">
      <style:text-properties officeooo:rsid="0059c17e"/>
    </style:style>
    <style:style style:name="T26" style:family="text">
      <style:text-properties officeooo:rsid="005a5f76"/>
    </style:style>
    <style:style style:name="T27" style:family="text">
      <style:text-properties officeooo:rsid="005af4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1"><text:a xlink:type="simple" xlink:href="#__RefHeading___Toc109_236450557" text:style-name="Index_20_Link" text:visited-style-name="Index_20_Link">OAuth [/oauth]<text:tab/>2</text:a></text:p>
          <text:p text:style-name="P321"><text:a xlink:type="simple" xlink:href="#__RefHeading___Toc113_236450557" text:style-name="Index_20_Link" text:visited-style-name="Index_20_Link">Users [/users]<text:tab/>3</text:a></text:p>
          <text:p text:style-name="P321"><text:a xlink:type="simple" xlink:href="#__RefHeading___Toc115_236450557" text:style-name="Index_20_Link" text:visited-style-name="Index_20_Link">Characters [/characters]<text:tab/>9</text:a></text:p>
          <text:p text:style-name="P321"><text:a xlink:type="simple" xlink:href="#__RefHeading___Toc117_236450557" text:style-name="Index_20_Link" text:visited-style-name="Index_20_Link">Guilds [/guilds]<text:tab/>24</text:a></text:p>
          <text:p text:style-name="P321"><text:a xlink:type="simple" xlink:href="#__RefHeading___Toc119_236450557" text:style-name="Index_20_Link" text:visited-style-name="Index_20_Link">Teams [/teams]<text:tab/>37</text:a></text:p>
        </text:index-body>
      </text:table-of-content>
      <text:h text:style-name="P177" text:outline-level="2"/>
      <text:h text:style-name="P182" text:outline-level="2"><text:bookmark-start text:name="__RefHeading___Toc109_236450557"/>OAuth [/oauth]<text:bookmark-end text:name="__RefHeading___Toc109_236450557"/></text:h>
      <text:h text:style-name="P183" text:outline-level="3"><text:bookmark-start text:name="__RefHeading___Toc132_236450557"/>Get Token [<text:span text:style-name="T1">POST /token]</text:span><text:bookmark-end text:name="__RefHeading___Toc132_236450557"/></text:h>
      <text:p text:style-name="P1">Gets the OAuth token required in order to access the API methods, and identify the user making requests.</text:p>
      <text:p text:style-name="P13">Parameters </text:p>
      <text:list xml:id="list8983886256618129895" text:style-name="L1">
        <text:list-item>
          <text:p text:style-name="P158">username<text:tab/>-<text:tab/>text<text:tab/>-<text:tab/>user's name</text:p>
        </text:list-item>
        <text:list-item>
          <text:p text:style-name="P158">password<text:tab/>-<text:tab/>text<text:tab/>-<text:tab/>user's password</text:p>
        </text:list-item>
        <text:list-item>
          <text:p text:style-name="P158">grant_type <text:tab/>-<text:tab/>text<text:tab/>-<text:tab/>token grant method (password)</text:p>
        </text:list-item>
        <text:list-item>
          <text:p text:style-name="P158">scope<text:tab/><text:tab/>-<text:tab/>text<text:tab/>-<text:tab/>scope of access (read&amp;write)</text:p>
        </text:list-item>
        <text:list-item>
          <text:p text:style-name="P158">client_id<text:tab/>-<text:tab/>text<text:tab/>-<text:tab/>client's id (clientapp)</text:p>
        </text:list-item>
        <text:list-item>
          <text:p text:style-name="P158">client_secret<text:tab/>-<text:tab/>text<text:tab/>-<text:tab/>client's secret (secret)</text:p>
        </text:list-item>
      </text:list>
      <text:p text:style-name="P7">Request</text:p>
      <text:list xml:id="list5521546800493351152" text:style-name="L2">
        <text:list-item>
          <text:p text:style-name="P29">Headers</text:p>
          <text:list>
            <text:list-item>
              <text:p text:style-name="P29">Authorization: <text:span text:style-name="T2">Basic</text:span> SECRETCODEHERE==</text:p>
            </text:list-item>
          </text:list>
        </text:list-item>
      </text:list>
      <text:p text:style-name="P7">Response (application/json) 200</text:p>
      <text:list xml:id="list1674177509688581702" text:style-name="L3">
        <text:list-item>
          <text:p text:style-name="P51">Body</text:p>
        </text:list-item>
      </text:list>
      <text:p text:style-name="P19">{</text:p>
      <text:p text:style-name="P20"><text:s text:c="2"/>"access_token": "<text:span text:style-name="T1">ACCESS_TOKEN_UUID</text:span>",</text:p>
      <text:p text:style-name="P20"><text:s text:c="2"/>"token_type": "bearer",</text:p>
      <text:p text:style-name="P20"><text:s text:c="2"/>"refresh_token": "<text:span text:style-name="T1">REFRSH_TOKEN_UUID</text:span>",</text:p>
      <text:p text:style-name="P20"><text:s text:c="2"/>"expires_in": 43199,</text:p>
      <text:p text:style-name="P20"><text:s text:c="2"/>"scope": "read write"</text:p>
      <text:p text:style-name="P20">}</text:p>
      <text:p text:style-name="P20"/>
      <text:h text:style-name="P178" text:outline-level="2"/>
      <text:h text:style-name="P182" text:outline-level="2"><text:bookmark-start text:name="__RefHeading___Toc113_236450557"/>Users [/users]<text:bookmark-end text:name="__RefHeading___Toc113_236450557"/></text:h>
      <text:h text:style-name="P188" text:outline-level="3"><text:bookmark-start text:name="__RefHeading___Toc134_236450557"/>Get User [GET]<text:bookmark-end text:name="__RefHeading___Toc134_236450557"/></text:h>
      <text:p text:style-name="P2">Get the logged in user</text:p>
      <text:p text:style-name="P8">Request</text:p>
      <text:list xml:id="list153304447144521" text:continue-list="list5521546800493351152" text:style-name="L2">
        <text:list-item>
          <text:p text:style-name="P30">Headers</text:p>
          <text:list>
            <text:list-item>
              <text:p text:style-name="P30">Authorization: <text:span text:style-name="T2">Bearer</text:span> <text:span text:style-name="T2">USER_ACCESS_TOKEN</text:span></text:p>
            </text:list-item>
          </text:list>
        </text:list-item>
      </text:list>
      <text:p text:style-name="P8">Response (application/json) 200</text:p>
      <text:list xml:id="list153305549843019" text:continue-list="list1674177509688581702" text:style-name="L3">
        <text:list-item>
          <text:p text:style-name="P52">Body</text:p>
        </text:list-item>
      </text:list>
      <text:p text:style-name="P14">{</text:p>
      <text:p text:style-name="P21"><text:s text:c="2"/>"id": 1,</text:p>
      <text:p text:style-name="P21"><text:s text:c="2"/>"username": "admin",</text:p>
      <text:p text:style-name="P21"><text:s text:c="2"/>"email": "admin@zanvork.com",</text:p>
      <text:p text:style-name="P21"><text:s text:c="2"/>"roles": [</text:p>
      <text:p text:style-name="P21"><text:s text:c="4"/>"ROLE_ADMIN",</text:p>
      <text:p text:style-name="P21"><text:s text:c="4"/>"ROLE_USER"</text:p>
      <text:p text:style-name="P21"><text:s text:c="2"/>]</text:p>
      <text:p text:style-name="P21">}<text:tab/></text:p>
      <text:h text:style-name="P184" text:outline-level="3"/>
      <text:h text:style-name="P200" text:outline-level="3"><text:bookmark-start text:name="__RefHeading___Toc136_236450557"/>Get Summary [GET /summary]<text:bookmark-end text:name="__RefHeading___Toc136_236450557"/></text:h>
      <text:p text:style-name="P3">Get the <text:span text:style-name="T3">summary for the logged</text:span> in user</text:p>
      <text:p text:style-name="P9">Request</text:p>
      <text:list xml:id="list153305608360864" text:continue-list="list153304447144521" text:style-name="L2">
        <text:list-item>
          <text:p text:style-name="P31">Headers</text:p>
          <text:list>
            <text:list-item>
              <text:p text:style-name="P31">Authorization: <text:span text:style-name="T2">Bearer</text:span> <text:span text:style-name="T2">USER_ACCESS_TOKEN</text:span></text:p>
            </text:list-item>
          </text:list>
        </text:list-item>
      </text:list>
      <text:p text:style-name="P9">Response (application/json) 200</text:p>
      <text:list xml:id="list7951111068822943138" text:style-name="L4">
        <text:list-item>
          <text:p text:style-name="P53">Body</text:p>
        </text:list-item>
      </text:list>
      <text:p text:style-name="P267">{</text:p>
      <text:p text:style-name="P234"><text:s text:c="2"/>"user": {</text:p>
      <text:p text:style-name="P234"><text:s text:c="4"/>"id": 2,</text:p>
      <text:p text:style-name="P234"><text:s text:c="4"/>"username": "test_user",</text:p>
      <text:p text:style-name="P234"><text:s text:c="4"/>"email": "test_user@zanvork.com",</text:p>
      <text:p text:style-name="P234"><text:s text:c="4"/>"roles": [</text:p>
      <text:p text:style-name="P234"><text:s text:c="6"/>"ROLE_USER"</text:p>
      <text:p text:style-name="P234"><text:s text:c="4"/>]</text:p>
      <text:p text:style-name="P234"><text:s text:c="2"/>},</text:p>
      <text:p text:style-name="P234"><text:s text:c="2"/>"characters": [</text:p>
      <text:p text:style-name="P234"><text:s text:c="4"/>{</text:p>
      <text:p text:style-name="P234"><text:s text:c="6"/>"id": 1,</text:p>
      <text:p text:style-name="P234"><text:s text:c="6"/>"name": "Emerkai",</text:p>
      <text:p text:style-name="P234"><text:s text:c="6"/>"realm": "quel'thalas_eu",</text:p>
      <text:p text:style-name="P234"><text:s text:c="6"/>"className": "Priest",</text:p>
      <text:p text:style-name="P234"><text:s text:c="6"/>"mainSpec": "Holy",</text:p>
      <text:p text:style-name="P234"><text:s text:c="6"/>"offspec": "Shadow"</text:p>
      <text:p text:style-name="P234"><text:s text:c="4"/>}</text:p>
      <text:p text:style-name="P234"><text:s text:c="2"/>],</text:p>
      <text:p text:style-name="P234"><text:s text:c="2"/>"guilds": [],</text:p>
      <text:p text:style-name="P234"><text:s text:c="2"/>"teams": [],</text:p>
      <text:p text:style-name="P234"><text:s text:c="2"/>"ownershipRequests": [],</text:p>
      <text:p text:style-name="P234"><text:s text:c="2"/>"teamInvites": []</text:p>
      <text:p text:style-name="P234">}</text:p>
      <text:h text:style-name="P185" text:outline-level="3"/>
      <text:h text:style-name="P192" text:outline-level="3"><text:bookmark-start text:name="__RefHeading___Toc138_236450557"/><text:bookmark-start text:name="__DdeLink__125_236450557"/>Signup [POST /signup]<text:bookmark-end text:name="__RefHeading___Toc138_236450557"/><text:bookmark-end text:name="__DdeLink__125_236450557"/></text:h>
      <text:p text:style-name="P4">Create a user with the posted details</text:p>
      <text:p text:style-name="P10">Request</text:p>
      <text:list xml:id="list153304722243913" text:continue-list="list153305608360864" text:style-name="L2">
        <text:list-item>
          <text:p text:style-name="P32">Headers</text:p>
          <text:list>
            <text:list-item>
              <text:p text:style-name="P32">Authorization: <text:span text:style-name="T2">Basic</text:span> SECRETCODEHERE==</text:p>
            </text:list-item>
            <text:list-item>
              <text:p text:style-name="P124">Content-Type: application/json</text:p>
            </text:list-item>
          </text:list>
        </text:list-item>
      </text:list>
      <text:list xml:id="list4098237391609187593" text:style-name="L5">
        <text:list-item>
          <text:p text:style-name="P54">Body</text:p>
        </text:list-item>
      </text:list>
      <text:p text:style-name="P15">{</text:p>
      <text:p text:style-name="P22"><text:s text:c="4"/>"username": "test_user",</text:p>
      <text:p text:style-name="P22"><text:s text:c="4"/>"email" : "test_user@zanvork.com",</text:p>
      <text:p text:style-name="P22"><text:s text:c="4"/>"password" : "my_password"</text:p>
      <text:p text:style-name="P22">}</text:p>
      <text:h text:style-name="P186" text:outline-level="3"/>
      <text:p text:style-name="P10">Response (application/json) 200</text:p>
      <text:list xml:id="list153305499322617" text:continue-numbering="true" text:style-name="L5">
        <text:list-item>
          <text:p text:style-name="P55">Body</text:p>
        </text:list-item>
      </text:list>
      <text:p text:style-name="P18">{</text:p>
      <text:p text:style-name="P26"><text:s text:c="2"/>"id": 2,</text:p>
      <text:p text:style-name="P26"><text:s text:c="2"/>"username": "test_user",</text:p>
      <text:p text:style-name="P26"><text:s text:c="2"/>"email": "test_user@zanvork.com",</text:p>
      <text:p text:style-name="P26"><text:s text:c="2"/>"roles": [</text:p>
      <text:p text:style-name="P26"><text:s text:c="4"/>"ROLE_USER"</text:p>
      <text:p text:style-name="P26"><text:s text:c="2"/>]</text:p>
      <text:p text:style-name="P26">}</text:p>
      <text:h text:style-name="P187" text:outline-level="3"/>
      <text:h text:style-name="P201" text:outline-level="3"><text:bookmark-start text:name="__RefHeading___Toc140_236450557"/>Change password [PUT /password]<text:bookmark-end text:name="__RefHeading___Toc140_236450557"/></text:h>
      <text:p text:style-name="P5"><text:bookmark-start text:name="__DdeLink__158_236450557"/>Change the user's <text:span text:style-name="T4">password</text:span></text:p>
      <text:p text:style-name="P11">Request</text:p>
      <text:list xml:id="list153304692314004" text:continue-list="list153304722243913" text:style-name="L2">
        <text:list-item>
          <text:p text:style-name="P33">Headers</text:p>
          <text:list>
            <text:list-item>
              <text:p text:style-name="P33">Authorization: <text:span text:style-name="T4">Bearer</text:span> <text:span text:style-name="T4">USER_ACCESS_TOKEN</text:span></text:p>
            </text:list-item>
            <text:list-item>
              <text:p text:style-name="P125">Content-Type: application/json</text:p>
            </text:list-item>
          </text:list>
        </text:list-item>
      </text:list>
      <text:list xml:id="list6150903066746512220" text:style-name="L6">
        <text:list-item>
          <text:p text:style-name="P57">Body</text:p>
        </text:list-item>
      </text:list>
      <text:p text:style-name="P16">{</text:p>
      <text:p text:style-name="P24"><text:s text:c="4"/><text:span text:style-name="T4">"oldPassword": "old_password",</text:span></text:p>
      <text:p text:style-name="P27"><text:s text:c="4"/>"newPassword" : "new_password"</text:p>
      <text:p text:style-name="P23">}</text:p>
      <text:h text:style-name="P159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8362629869689892601" text:style-name="L7">
        <text:list-item>
          <text:h text:style-name="P142" text:outline-level="3"><text:bookmark-start text:name="__RefHeading___Toc175_236450557"/>No Content<text:bookmark-end text:name="__RefHeading___Toc175_236450557"/></text:h>
        </text:list-item>
      </text:list>
      <text:h text:style-name="P201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192" text:outline-level="3"><text:bookmark-start text:name="__RefHeading___Toc144_236450557"/><text:bookmark-start text:name="__DdeLink__433_522066525"/><text:span text:style-name="T2">Admin Change password</text:span> [<text:span text:style-name="T2">PUT</text:span> /<text:span text:style-name="T2">admin/password</text:span>]<text:bookmark-end text:name="__RefHeading___Toc144_236450557"/><text:bookmark-end text:name="__DdeLink__433_522066525"/></text:h>
      <text:p text:style-name="P6">Change <text:span text:style-name="T5">a specified</text:span> user's <text:span text:style-name="T4">password</text:span></text:p>
      <text:p text:style-name="P12">Request</text:p>
      <text:list xml:id="list153304277383148" text:continue-list="list153304692314004" text:style-name="L2">
        <text:list-item>
          <text:p text:style-name="P34">Headers</text:p>
          <text:list>
            <text:list-item>
              <text:p text:style-name="P34">Authorization: <text:span text:style-name="T4">Bearer</text:span> <text:span text:style-name="T4">USER_ACCESS_TOKEN</text:span></text:p>
            </text:list-item>
            <text:list-item>
              <text:p text:style-name="P126">Content-Type: application/json</text:p>
            </text:list-item>
          </text:list>
        </text:list-item>
      </text:list>
      <text:list xml:id="list1334067947678502524" text:style-name="L8">
        <text:list-item>
          <text:p text:style-name="P58">Body</text:p>
        </text:list-item>
      </text:list>
      <text:p text:style-name="P17">{</text:p>
      <text:p text:style-name="P25"><text:s text:c="4"/><text:span text:style-name="T4">"userId": 1234,</text:span></text:p>
      <text:p text:style-name="P28"><text:s text:c="4"/>"newPassword" : "new_password"</text:p>
      <text:p text:style-name="P25">}</text:p>
      <text:h text:style-name="P160" text:outline-level="3"><text:bookmark-start text:name="__RefHeading___Toc165_236450557"/>Response 20<text:span text:style-name="T4">4</text:span><text:bookmark-end text:name="__RefHeading___Toc165_236450557"/></text:h>
      <text:list xml:id="list3255668445483569633" text:style-name="L9">
        <text:list-item>
          <text:h text:style-name="P143" text:outline-level="3"><text:bookmark-start text:name="__RefHeading___Toc177_236450557"/>No Content<text:bookmark-end text:name="__RefHeading___Toc177_236450557"/></text:h>
        </text:list-item>
      </text:list>
      <text:h text:style-name="P59" text:outline-level="3"/>
      <text:h text:style-name="P178" text:outline-level="2"/>
      <text:h text:style-name="P182" text:outline-level="2"><text:bookmark-start text:name="__RefHeading___Toc115_236450557"/>Characters [/characters]<text:bookmark-end text:name="__RefHeading___Toc115_236450557"/></text:h>
      <text:h text:style-name="P189" text:outline-level="3"><text:bookmark-start text:name="__DdeLink__476_522066525"/><text:bookmark-start text:name="__RefHeading___Toc485_522066525"/><text:span text:style-name="T6">Create Character [POST]</text:span><text:bookmark-end text:name="__RefHeading___Toc485_522066525"/></text:h>
      <text:p text:style-name="P146">Change the user's <text:span text:style-name="T4">password</text:span></text:p>
      <text:p text:style-name="P161">Request</text:p>
      <text:list xml:id="list153305183604874" text:continue-list="list153304277383148" text:style-name="L2">
        <text:list-item>
          <text:p text:style-name="P35">Headers</text:p>
          <text:list>
            <text:list-item>
              <text:p text:style-name="P35">Authorization: <text:span text:style-name="T4">Bearer</text:span> <text:span text:style-name="T4">USER_ACCESS_TOKEN</text:span></text:p>
            </text:list-item>
            <text:list-item>
              <text:p text:style-name="P127">Content-Type: application/json</text:p>
            </text:list-item>
          </text:list>
        </text:list-item>
      </text:list>
      <text:list xml:id="list667229488341874388" text:style-name="L10">
        <text:list-item>
          <text:p text:style-name="P60">Body</text:p>
        </text:list-item>
      </text:list>
      <text:p text:style-name="P283">{</text:p>
      <text:p text:style-name="P213"><text:s text:c="4"/><text:span text:style-name="T4">"region": "eu",</text:span></text:p>
      <text:p text:style-name="P219"><text:s text:c="4"/>"<text:span text:style-name="T7">realm</text:span>" : "<text:span text:style-name="T7">quel'thalas</text:span>",</text:p>
      <text:p text:style-name="P219"><text:s text:c="4"/>"<text:span text:style-name="T7">name</text:span>" : "<text:span text:style-name="T7">emerkai</text:span> <text:s text:c="3"/></text:p>
      <text:p text:style-name="P213">}</text:p>
      <text:p text:style-name="P161">Response (application/json) 200</text:p>
      <text:list xml:id="list153304892521600" text:continue-list="list153305499322617" text:style-name="L5">
        <text:list-item>
          <text:p text:style-name="P56">Body</text:p>
        </text:list-item>
      </text:list>
      <text:p text:style-name="P264">{</text:p>
      <text:p text:style-name="P221"><text:s text:c="2"/>"id": <text:span text:style-name="T7">1</text:span>,</text:p>
      <text:p text:style-name="P221"><text:s text:c="2"/>"<text:span text:style-name="T7">name</text:span>": "<text:span text:style-name="T7">emerkai</text:span>",</text:p>
      <text:p text:style-name="P221"><text:s text:c="2"/>"<text:span text:style-name="T7">realm</text:span>": "<text:span text:style-name="T7">quel'thalas_eu</text:span>"</text:p>
      <text:p text:style-name="P221"><text:s text:c="2"/>"<text:span text:style-name="T7">className</text:span>": "<text:span text:style-name="T7">Priest</text:span>",</text:p>
      <text:p text:style-name="P221"><text:s text:c="2"/>"<text:span text:style-name="T7">mainSpec</text:span>": "<text:span text:style-name="T7">Holy</text:span>",</text:p>
      <text:p text:style-name="P221"><text:s text:c="2"/>"<text:span text:style-name="T7">offSpec</text:span>": "<text:span text:style-name="T7">Shadow</text:span>"</text:p>
      <text:p text:style-name="P221">}</text:p>
      <text:h text:style-name="P193" text:outline-level="3"><text:bookmark-start text:name="__RefHeading___Toc487_522066525"/><text:span text:style-name="T6">Get Character [GET /{region}/{realm}/{name}]</text:span><text:bookmark-end text:name="__RefHeading___Toc487_522066525"/><text:bookmark-start text:name="__DdeLink__444_522066525"/></text:h>
      <text:p text:style-name="P161">Request</text:p>
      <text:list xml:id="list153304992333527" text:continue-list="list153305183604874" text:style-name="L2">
        <text:list-item>
          <text:p text:style-name="P35">Headers</text:p>
          <text:list>
            <text:list-item>
              <text:p text:style-name="P35">Authorization: <text:span text:style-name="T4">Bearer</text:span> <text:span text:style-name="T4">USER_ACCESS_TOKEN</text:span></text:p>
            </text:list-item>
            <text:list-item>
              <text:p text:style-name="P127">Content-Type: application/json</text:p>
            </text:list-item>
          </text:list>
        </text:list-item>
      </text:list>
      <text:p text:style-name="P161">Response (application/json) 200</text:p>
      <text:list xml:id="list5368300232151297750" text:style-name="L12">
        <text:list-item>
          <text:p text:style-name="P61">Body</text:p>
        </text:list-item>
      </text:list>
      <text:p text:style-name="P264">{</text:p>
      <text:p text:style-name="P221"><text:s text:c="2"/>"id": <text:span text:style-name="T7">1</text:span>,</text:p>
      <text:p text:style-name="P221"><text:s text:c="2"/>"<text:span text:style-name="T7">name</text:span>": "<text:span text:style-name="T7">emerkai</text:span>",</text:p>
      <text:p text:style-name="P221"><text:s text:c="2"/>"<text:span text:style-name="T7">realm</text:span>": "<text:span text:style-name="T7">quel'thalas_eu</text:span>"</text:p>
      <text:p text:style-name="P221"><text:s text:c="2"/>"<text:span text:style-name="T7">className</text:span>": "<text:span text:style-name="T7">Priest</text:span>",</text:p>
      <text:p text:style-name="P221"><text:s text:c="2"/>"<text:span text:style-name="T7">mainSpec</text:span>": "<text:span text:style-name="T7">Holy</text:span>",</text:p>
      <text:p text:style-name="P221"><text:s text:c="2"/>"<text:span text:style-name="T7">offSpec</text:span>": "<text:span text:style-name="T7">Shadow</text:span>"</text:p>
      <text:p text:style-name="P221">}<text:bookmark-end text:name="__DdeLink__444_522066525"/></text:p>
      <text:h text:style-name="P194" text:outline-level="3"><text:bookmark-start text:name="__RefHeading___Toc489_522066525"/><text:span text:style-name="T6">Get Character [GET /{id}]</text:span><text:bookmark-end text:name="__RefHeading___Toc489_522066525"/></text:h>
      <text:p text:style-name="P162"><text:bookmark-start text:name="__DdeLink__447_522066525"/>Request</text:p>
      <text:list xml:id="list153305807232863" text:continue-list="list153304992333527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128">Content-Type: application/json</text:p>
            </text:list-item>
          </text:list>
        </text:list-item>
      </text:list>
      <text:p text:style-name="P162">Response (application/json) 200</text:p>
      <text:list xml:id="list970224541269871399" text:style-name="L13">
        <text:list-item>
          <text:p text:style-name="P62">Body</text:p>
        </text:list-item>
      </text:list>
      <text:p text:style-name="P265">{</text:p>
      <text:p text:style-name="P222"><text:s text:c="2"/>"id": <text:span text:style-name="T7">1</text:span>,</text:p>
      <text:p text:style-name="P222"><text:s text:c="2"/>"<text:span text:style-name="T7">name</text:span>": "<text:span text:style-name="T7">emerkai</text:span>",</text:p>
      <text:p text:style-name="P222"><text:s text:c="2"/>"<text:span text:style-name="T7">realm</text:span>": "<text:span text:style-name="T7">quel'thalas_eu</text:span>"</text:p>
      <text:p text:style-name="P222"><text:s text:c="2"/>"<text:span text:style-name="T7">className</text:span>": "<text:span text:style-name="T7">Priest</text:span>",</text:p>
      <text:p text:style-name="P222"><text:s text:c="2"/>"<text:span text:style-name="T7">mainSpec</text:span>": "<text:span text:style-name="T7">Holy</text:span>",</text:p>
      <text:p text:style-name="P222"><text:s text:c="2"/>"<text:span text:style-name="T7">offSpec</text:span>": "<text:span text:style-name="T7">Shadow</text:span>"</text:p>
      <text:p text:style-name="P148">}</text:p>
      <text:p text:style-name="P145"><text:bookmark-end text:name="__DdeLink__447_522066525"/></text:p>
      <text:h text:style-name="P193" text:outline-level="3"><text:bookmark-start text:name="__DdeLink__453_522066525"/><text:bookmark-start text:name="__RefHeading___Toc491_522066525"/><text:span text:style-name="T9">Update character [PUT /{id}]</text:span><text:bookmark-end text:name="__RefHeading___Toc491_522066525"/></text:h>
      <text:p text:style-name="P162">Request</text:p>
      <text:list xml:id="list153304976798913" text:continue-list="list153305807232863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128">Content-Type: application/json</text:p>
            </text:list-item>
          </text:list>
        </text:list-item>
      </text:list>
      <text:p text:style-name="P162">Response (application/json) 200</text:p>
      <text:list xml:id="list8025318660462398329" text:style-name="L14">
        <text:list-item>
          <text:p text:style-name="P63">Body</text:p>
        </text:list-item>
      </text:list>
      <text:p text:style-name="P265">{</text:p>
      <text:p text:style-name="P222"><text:s text:c="2"/>"id": <text:span text:style-name="T7">1</text:span>,</text:p>
      <text:p text:style-name="P222"><text:s text:c="2"/>"<text:span text:style-name="T7">name</text:span>": "<text:span text:style-name="T7">emerkai</text:span>",</text:p>
      <text:p text:style-name="P222"><text:s text:c="2"/>"<text:span text:style-name="T7">realm</text:span>": "<text:span text:style-name="T7">quel'thalas_eu</text:span>"</text:p>
      <text:p text:style-name="P222"><text:s text:c="2"/>"<text:span text:style-name="T7">className</text:span>": "<text:span text:style-name="T7">Priest</text:span>",</text:p>
      <text:p text:style-name="P222"><text:s text:c="2"/>"<text:span text:style-name="T7">mainSpec</text:span>": "<text:span text:style-name="T7">Holy</text:span>",</text:p>
      <text:p text:style-name="P222"><text:s text:c="2"/>"<text:span text:style-name="T7">offSpec</text:span>": "<text:span text:style-name="T7">Shadow</text:span>"</text:p>
      <text:p text:style-name="P148">}<text:bookmark-end text:name="__DdeLink__453_522066525"/></text:p>
      <text:p text:style-name="P152"/>
      <text:h text:style-name="P195" text:outline-level="3"><text:bookmark-start text:name="__DdeLink__455_522066525"/><text:bookmark-start text:name="__RefHeading___Toc493_522066525"/><text:span text:style-name="T10">Lock character [PUT /{id}/lock]</text:span><text:bookmark-end text:name="__RefHeading___Toc493_522066525"/></text:h>
      <text:p text:style-name="P163">Request</text:p>
      <text:list xml:id="list153304012118465" text:continue-list="list153304976798913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29">Content-Type: application/json</text:p>
            </text:list-item>
          </text:list>
        </text:list-item>
      </text:list>
      <text:p text:style-name="P163">Response (application/json) 200</text:p>
      <text:list xml:id="list6600995343287082549" text:style-name="L15">
        <text:list-item>
          <text:p text:style-name="P64">Body</text:p>
        </text:list-item>
      </text:list>
      <text:p text:style-name="P286">{</text:p>
      <text:p text:style-name="P223"><text:s text:c="2"/>"id": <text:span text:style-name="T7">1</text:span>,</text:p>
      <text:p text:style-name="P223"><text:s text:c="2"/>"<text:span text:style-name="T7">name</text:span>": "<text:span text:style-name="T7">emerkai</text:span>",</text:p>
      <text:p text:style-name="P223"><text:s text:c="2"/>"<text:span text:style-name="T7">realm</text:span>": "<text:span text:style-name="T7">quel'thalas_eu</text:span>"</text:p>
      <text:p text:style-name="P223"><text:s text:c="2"/>"<text:span text:style-name="T7">className</text:span>": "<text:span text:style-name="T7">Priest</text:span>",</text:p>
      <text:p text:style-name="P223"><text:s text:c="2"/>"<text:span text:style-name="T7">mainSpec</text:span>": "<text:span text:style-name="T7">Holy</text:span>",</text:p>
      <text:p text:style-name="P223"><text:s text:c="2"/>"<text:span text:style-name="T7">offSpec</text:span>": "<text:span text:style-name="T7">Shadow</text:span>"</text:p>
      <text:p text:style-name="P149">}</text:p>
      <text:h text:style-name="P195" text:outline-level="3"><text:bookmark-start text:name="__RefHeading___Toc495_522066525"/><text:span text:style-name="T10">Unlock Character [PUT /{id}/unlock]</text:span><text:bookmark-end text:name="__RefHeading___Toc495_522066525"/></text:h>
      <text:p text:style-name="P163">Request</text:p>
      <text:list xml:id="list153303865281938" text:continue-list="list153304012118465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29">Content-Type: application/json</text:p>
            </text:list-item>
          </text:list>
        </text:list-item>
      </text:list>
      <text:p text:style-name="P163">Response (application/json) 200</text:p>
      <text:list xml:id="list2227575175613341400" text:style-name="L16">
        <text:list-item>
          <text:p text:style-name="P65">Body</text:p>
        </text:list-item>
      </text:list>
      <text:p text:style-name="P286">{</text:p>
      <text:p text:style-name="P223"><text:s text:c="2"/>"id": <text:span text:style-name="T7">1</text:span>,</text:p>
      <text:p text:style-name="P223"><text:s text:c="2"/>"<text:span text:style-name="T7">name</text:span>": "<text:span text:style-name="T7">emerkai</text:span>",</text:p>
      <text:p text:style-name="P223"><text:s text:c="2"/>"<text:span text:style-name="T7">realm</text:span>": "<text:span text:style-name="T7">quel'thalas_eu</text:span>"</text:p>
      <text:p text:style-name="P223"><text:s text:c="2"/>"<text:span text:style-name="T7">className</text:span>": "<text:span text:style-name="T7">Priest</text:span>",</text:p>
      <text:p text:style-name="P223"><text:s text:c="2"/>"<text:span text:style-name="T7">mainSpec</text:span>": "<text:span text:style-name="T7">Holy</text:span>",</text:p>
      <text:p text:style-name="P223"><text:s text:c="2"/>"<text:span text:style-name="T7">offSpec</text:span>": "<text:span text:style-name="T7">Shadow</text:span>"</text:p>
      <text:p text:style-name="P149">}<text:bookmark-end text:name="__DdeLink__455_522066525"/></text:p>
      <text:h text:style-name="P196" text:outline-level="3"><text:bookmark-start text:name="__RefHeading___Toc497_522066525"/><text:span text:style-name="T10">Lock character ownership [PUT /{id}/ownership/lock]</text:span><text:bookmark-end text:name="__RefHeading___Toc497_522066525"/></text:h>
      <text:p text:style-name="P164">Request</text:p>
      <text:list xml:id="list153304924835020" text:continue-list="list153303865281938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30">Content-Type: application/json</text:p>
            </text:list-item>
          </text:list>
        </text:list-item>
      </text:list>
      <text:p text:style-name="P164">Response (application/json) 200</text:p>
      <text:list xml:id="list818899981243095765" text:style-name="L17">
        <text:list-item>
          <text:p text:style-name="P66">Body</text:p>
        </text:list-item>
      </text:list>
      <text:p text:style-name="P288">{</text:p>
      <text:p text:style-name="P224"><text:s text:c="2"/>"id": <text:span text:style-name="T7">1</text:span>,</text:p>
      <text:p text:style-name="P224"><text:s text:c="2"/>"<text:span text:style-name="T7">name</text:span>": "<text:span text:style-name="T7">emerkai</text:span>",</text:p>
      <text:p text:style-name="P224"><text:s text:c="2"/>"<text:span text:style-name="T7">realm</text:span>": "<text:span text:style-name="T7">quel'thalas_eu</text:span>"</text:p>
      <text:p text:style-name="P224"><text:s text:c="2"/>"<text:span text:style-name="T7">className</text:span>": "<text:span text:style-name="T7">Priest</text:span>",</text:p>
      <text:p text:style-name="P224"><text:s text:c="2"/>"<text:span text:style-name="T7">mainSpec</text:span>": "<text:span text:style-name="T7">Holy</text:span>",</text:p>
      <text:p text:style-name="P224"><text:s text:c="2"/>"<text:span text:style-name="T7">offSpec</text:span>": "<text:span text:style-name="T7">Shadow</text:span>"</text:p>
      <text:p text:style-name="P150">}</text:p>
      <text:h text:style-name="P196" text:outline-level="3"><text:bookmark-start text:name="__RefHeading___Toc499_522066525"/><text:span text:style-name="T10">Unlock Character Ownership [PUT /{id}/ownership/unlock]</text:span><text:bookmark-end text:name="__RefHeading___Toc499_522066525"/></text:h>
      <text:p text:style-name="P164">Request</text:p>
      <text:list xml:id="list153304801544765" text:continue-list="list153304924835020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30">Content-Type: application/json</text:p>
            </text:list-item>
          </text:list>
        </text:list-item>
      </text:list>
      <text:p text:style-name="P164">Response (application/json) 200</text:p>
      <text:list xml:id="list3450491545896149928" text:style-name="L18">
        <text:list-item>
          <text:p text:style-name="P67">Body</text:p>
        </text:list-item>
      </text:list>
      <text:p text:style-name="P288">{</text:p>
      <text:p text:style-name="P224"><text:s text:c="2"/>"id": <text:span text:style-name="T7">1</text:span>,</text:p>
      <text:p text:style-name="P224"><text:s text:c="2"/>"<text:span text:style-name="T7">name</text:span>": "<text:span text:style-name="T7">emerkai</text:span>",</text:p>
      <text:p text:style-name="P224"><text:s text:c="2"/>"<text:span text:style-name="T7">realm</text:span>": "<text:span text:style-name="T7">quel'thalas_eu</text:span>"</text:p>
      <text:p text:style-name="P224"><text:s text:c="2"/>"<text:span text:style-name="T7">className</text:span>": "<text:span text:style-name="T7">Priest</text:span>",</text:p>
      <text:p text:style-name="P224"><text:s text:c="2"/>"<text:span text:style-name="T7">mainSpec</text:span>": "<text:span text:style-name="T7">Holy</text:span>",</text:p>
      <text:p text:style-name="P224"><text:s text:c="2"/>"<text:span text:style-name="T7">offSpec</text:span>": "<text:span text:style-name="T7">Shadow</text:span>"</text:p>
      <text:h text:style-name="P151" text:outline-level="3"><text:bookmark-start text:name="__RefHeading___Toc501_522066525"/><text:tab/>}<text:bookmark-end text:name="__RefHeading___Toc501_522066525"/></text:h>
      <text:h text:style-name="P202" text:outline-level="3"><text:bookmark-start text:name="__RefHeading___Toc503_522066525"/><text:span text:style-name="T12">Change ownership [PUT /{id}/ownership/change]</text:span><text:bookmark-end text:name="__RefHeading___Toc503_522066525"/></text:h>
      <text:p text:style-name="P165">Request</text:p>
      <text:list xml:id="list153305322411961" text:continue-list="list153304801544765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131">Content-Type: application/json</text:p>
            </text:list-item>
          </text:list>
        </text:list-item>
      </text:list>
      <text:list xml:id="list76580777889343538" text:style-name="L19">
        <text:list-item>
          <text:p text:style-name="P68">Body</text:p>
        </text:list-item>
      </text:list>
      <text:p text:style-name="P290">{</text:p>
      <text:p text:style-name="P214"><text:s text:c="4"/><text:span text:style-name="T4">"userId": 2 <text:s text:c="3"/></text:span></text:p>
      <text:p text:style-name="P214">}</text:p>
      <text:p text:style-name="P165">Response (application/json) 200</text:p>
      <text:list xml:id="list8554324505958595358" text:style-name="L20">
        <text:list-item>
          <text:p text:style-name="P69">Body</text:p>
        </text:list-item>
      </text:list>
      <text:p text:style-name="P291">{</text:p>
      <text:p text:style-name="P231"><text:s text:c="2"/>"<text:span text:style-name="T11">userId</text:span>": <text:span text:style-name="T7">1</text:span>,</text:p>
      <text:p text:style-name="P231"><text:s text:c="2"/>"<text:span text:style-name="T7">name</text:span>": "<text:span text:style-name="T7">emerkai</text:span>",</text:p>
      <text:p text:style-name="P231"><text:s text:c="2"/>"<text:span text:style-name="T7">realm</text:span>": "<text:span text:style-name="T7">quel'thalas_eu</text:span>"</text:p>
      <text:p text:style-name="P231"><text:s text:c="2"/>"<text:span text:style-name="T7">className</text:span>": "<text:span text:style-name="T7">Priest</text:span>",</text:p>
      <text:p text:style-name="P231"><text:s text:c="2"/>"<text:span text:style-name="T7">mainSpec</text:span>": "<text:span text:style-name="T7">Holy</text:span>",</text:p>
      <text:p text:style-name="P231"><text:s text:c="2"/>"<text:span text:style-name="T7">offSpec</text:span>": "<text:span text:style-name="T7">Shadow</text:span>"</text:p>
      <text:h text:style-name="P225" text:outline-level="3"><text:bookmark-start text:name="__RefHeading___Toc505_522066525"/>}<text:bookmark-end text:name="__RefHeading___Toc505_522066525"/></text:h>
      <text:h text:style-name="P203" text:outline-level="3"><text:bookmark-start text:name="__DdeLink__461_522066525"/><text:bookmark-start text:name="__RefHeading___Toc507_522066525"/><text:span text:style-name="T13">Take ownership [PUT /{id}/ownership/take]</text:span><text:bookmark-end text:name="__RefHeading___Toc507_522066525"/></text:h>
      <text:p text:style-name="P166">Request</text:p>
      <text:list xml:id="list153305611440742" text:continue-list="list153305322411961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132">Content-Type: application/json</text:p>
            </text:list-item>
          </text:list>
        </text:list-item>
      </text:list>
      <text:p text:style-name="P166">Response (application/json) 200</text:p>
      <text:list xml:id="list4521009849205595206" text:style-name="L22">
        <text:list-item>
          <text:p text:style-name="P70">Body</text:p>
        </text:list-item>
      </text:list>
      <text:p text:style-name="P292">{</text:p>
      <text:p text:style-name="P232"><text:s text:c="2"/>"<text:span text:style-name="T11">userId</text:span>": <text:span text:style-name="T7">1</text:span>,</text:p>
      <text:p text:style-name="P232"><text:s text:c="2"/>"<text:span text:style-name="T7">name</text:span>": "<text:span text:style-name="T7">emerkai</text:span>",</text:p>
      <text:p text:style-name="P232"><text:s text:c="2"/>"<text:span text:style-name="T7">realm</text:span>": "<text:span text:style-name="T7">quel'thalas_eu</text:span>"</text:p>
      <text:p text:style-name="P232"><text:s text:c="2"/>"<text:span text:style-name="T7">className</text:span>": "<text:span text:style-name="T7">Priest</text:span>",</text:p>
      <text:p text:style-name="P232"><text:s text:c="2"/>"<text:span text:style-name="T7">mainSpec</text:span>": "<text:span text:style-name="T7">Holy</text:span>",</text:p>
      <text:p text:style-name="P232"><text:s text:c="2"/>"<text:span text:style-name="T7">offSpec</text:span>": "<text:span text:style-name="T7">Shadow</text:span>"</text:p>
      <text:h text:style-name="P226" text:outline-level="3"><text:bookmark-start text:name="__RefHeading___Toc509_522066525"/><text:span text:style-name="T8">}</text:span><text:bookmark-end text:name="__RefHeading___Toc509_522066525"/></text:h>
      <text:h text:style-name="P178" text:outline-level="2"><text:bookmark-end text:name="__DdeLink__461_522066525"/></text:h>
      <text:h text:style-name="P204" text:outline-level="3"><text:bookmark-start text:name="__DdeLink__468_522066525"/><text:bookmark-start text:name="__RefHeading___Toc511_522066525"/><text:span text:style-name="T14">Request ownership [POST /{id}/ownership/request] </text:span><text:bookmark-end text:name="__RefHeading___Toc511_522066525"/></text:h>
      <text:p text:style-name="P167">Request</text:p>
      <text:list xml:id="list153304974454027" text:continue-list="list153305611440742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</text:list>
        </text:list-item>
      </text:list>
      <text:p text:style-name="P167">Response (application/json) 200</text:p>
      <text:list xml:id="list8294564468871697594" text:style-name="L27">
        <text:list-item>
          <text:p text:style-name="P73">Body</text:p>
        </text:list-item>
      </text:list>
      <text:p text:style-name="P268">{</text:p>
      <text:p text:style-name="P235"><text:s text:c="2"/>"requestId": 3,</text:p>
      <text:p text:style-name="P235"><text:s text:c="2"/>"requesterId": 10,</text:p>
      <text:p text:style-name="P235"><text:s text:c="2"/>"subjectId": 1,</text:p>
      <text:p text:style-name="P235"><text:s text:c="2"/>"ownerId": 2,</text:p>
      <text:p text:style-name="P235"><text:s text:c="2"/>"subjectType": "WarcraftCharacter"</text:p>
      <text:p text:style-name="P235">}<text:bookmark-end text:name="__DdeLink__468_522066525"/></text:p>
      <text:h text:style-name="P179" text:outline-level="2"/>
      <text:h text:style-name="P204" text:outline-level="3"><text:bookmark-start text:name="__RefHeading___Toc513_522066525"/><text:span text:style-name="T14">Reject ownership request [DELETE /{id}/ownership/request] </text:span><text:bookmark-end text:name="__RefHeading___Toc513_522066525"/></text:h>
      <text:p text:style-name="P147">Change the user's <text:span text:style-name="T4">password</text:span></text:p>
      <text:p text:style-name="P167">Request</text:p>
      <text:list xml:id="list153304181123385" text:continue-list="list153304974454027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133">Content-Type: application/json</text:p>
            </text:list-item>
          </text:list>
        </text:list-item>
      </text:list>
      <text:list xml:id="list698561394394995204" text:style-name="L23">
        <text:list-item>
          <text:p text:style-name="P71">Body</text:p>
        </text:list-item>
      </text:list>
      <text:p text:style-name="P293">{</text:p>
      <text:p text:style-name="P215"><text:s text:c="4"/><text:span text:style-name="T4">"requestId": 3 <text:s text:c="3"/></text:span></text:p>
      <text:p text:style-name="P215">}</text:p>
      <text:p text:style-name="P167">Response <text:s/>20<text:span text:style-name="T14">4</text:span></text:p>
      <text:list xml:id="list4764155921831919934" text:style-name="L24">
        <text:list-item>
          <text:p text:style-name="P72">Body</text:p>
          <text:list>
            <text:list-item>
              <text:p text:style-name="P153">No content</text:p>
            </text:list-item>
          </text:list>
        </text:list-item>
      </text:list>
      <text:p text:style-name="P228"/>
      <text:h text:style-name="P205" text:outline-level="3"><text:bookmark-start text:name="__RefHeading___Toc515_522066525"/><text:span text:style-name="T15">Approve ownership request [PUT /{id}/ownership/request]</text:span><text:bookmark-end text:name="__RefHeading___Toc515_522066525"/></text:h>
      <text:p text:style-name="P168">Request</text:p>
      <text:list xml:id="list153304672234232" text:continue-list="list153304181123385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134">Content-Type: application/json</text:p>
            </text:list-item>
          </text:list>
        </text:list-item>
      </text:list>
      <text:list xml:id="list1562289202440487343" text:style-name="L28">
        <text:list-item>
          <text:p text:style-name="P74">Body</text:p>
        </text:list-item>
      </text:list>
      <text:p text:style-name="P263">{</text:p>
      <text:p text:style-name="P216"><text:s text:c="4"/><text:span text:style-name="T4">"requestId": 2 <text:s text:c="3"/></text:span></text:p>
      <text:p text:style-name="P216">}</text:p>
      <text:p text:style-name="P168">Response (application/json) 200</text:p>
      <text:list xml:id="list6784570810516361951" text:style-name="L29">
        <text:list-item>
          <text:p text:style-name="P75">Body</text:p>
        </text:list-item>
      </text:list>
      <text:p text:style-name="P266">{</text:p>
      <text:p text:style-name="P233"><text:s text:c="2"/>"<text:span text:style-name="T11">userId</text:span>": <text:span text:style-name="T7">1</text:span>,</text:p>
      <text:p text:style-name="P233"><text:s text:c="2"/>"<text:span text:style-name="T7">name</text:span>": "<text:span text:style-name="T7">emerkai</text:span>",</text:p>
      <text:p text:style-name="P233"><text:s text:c="2"/>"<text:span text:style-name="T7">realm</text:span>": "<text:span text:style-name="T7">quel'thalas_eu</text:span>"</text:p>
      <text:p text:style-name="P233"><text:s text:c="2"/>"<text:span text:style-name="T7">className</text:span>": "<text:span text:style-name="T7">Priest</text:span>",</text:p>
      <text:p text:style-name="P233"><text:s text:c="2"/>"<text:span text:style-name="T7">mainSpec</text:span>": "<text:span text:style-name="T7">Holy</text:span>",</text:p>
      <text:p text:style-name="P233"><text:s text:c="2"/>"<text:span text:style-name="T7">offSpec</text:span>": "<text:span text:style-name="T7">Shadow</text:span>"</text:p>
      <text:h text:style-name="P227" text:outline-level="3"><text:bookmark-start text:name="__RefHeading___Toc517_522066525"/>}<text:bookmark-end text:name="__RefHeading___Toc517_522066525"/><text:bookmark-end text:name="__DdeLink__476_522066525"/></text:h>
      <text:h text:style-name="P206" text:outline-level="3"><text:bookmark-start text:name="__RefHeading___Toc519_522066525"/><text:span text:style-name="T16">Create verification request [POST /{id}/ownership/verify] </text:span><text:bookmark-end text:name="__RefHeading___Toc519_522066525"/></text:h>
      <text:p text:style-name="P169">Request</text:p>
      <text:list xml:id="list153303943024810" text:continue-list="list153304672234232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</text:list>
        </text:list-item>
      </text:list>
      <text:p text:style-name="P169">Response (application/json) 200</text:p>
      <text:list xml:id="list7935433938952745325" text:style-name="L32">
        <text:list-item>
          <text:p text:style-name="P78">Body</text:p>
        </text:list-item>
      </text:list>
      <text:p text:style-name="P269">{</text:p>
      <text:p text:style-name="P238"><text:s text:c="2"/>"requestId": 4,</text:p>
      <text:p text:style-name="P238"><text:s text:c="2"/>"requesterId": 3,</text:p>
      <text:p text:style-name="P238"><text:s text:c="2"/>"subjectId": 1,</text:p>
      <text:p text:style-name="P238"><text:s text:c="2"/>"itemSlot": "MAINHAND"</text:p>
      <text:p text:style-name="P238">}<text:tab/></text:p>
      <text:h text:style-name="P205" text:outline-level="3"><text:bookmark-start text:name="__RefHeading___Toc521_522066525"/><text:span text:style-name="T15">Check verification request request [PUT /{id}/ownership/verify]</text:span><text:bookmark-end text:name="__RefHeading___Toc521_522066525"/></text:h>
      <text:p text:style-name="P168">Request</text:p>
      <text:list xml:id="list153306000268840" text:continue-list="list153303943024810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134">Content-Type: application/json</text:p>
            </text:list-item>
          </text:list>
        </text:list-item>
      </text:list>
      <text:list xml:id="list5673912867223677902" text:style-name="L30">
        <text:list-item>
          <text:p text:style-name="P76">Body</text:p>
        </text:list-item>
      </text:list>
      <text:p text:style-name="P263">{</text:p>
      <text:p text:style-name="P216"><text:s text:c="4"/><text:span text:style-name="T4">"requestId": 2 <text:s text:c="3"/></text:span></text:p>
      <text:p text:style-name="P216">}</text:p>
      <text:p text:style-name="P168">Response (application/json) 200</text:p>
      <text:list xml:id="list596716515069713571" text:style-name="L31">
        <text:list-item>
          <text:p text:style-name="P77">Body</text:p>
        </text:list-item>
      </text:list>
      <text:p text:style-name="P266">{</text:p>
      <text:p text:style-name="P233"><text:s text:c="2"/>"<text:span text:style-name="T11">userId</text:span>": <text:span text:style-name="T7">1</text:span>,</text:p>
      <text:p text:style-name="P233"><text:s text:c="2"/>"<text:span text:style-name="T7">name</text:span>": "<text:span text:style-name="T7">emerkai</text:span>",</text:p>
      <text:p text:style-name="P233"><text:s text:c="2"/>"<text:span text:style-name="T7">realm</text:span>": "<text:span text:style-name="T7">quel'thalas_eu</text:span>"</text:p>
      <text:p text:style-name="P233"><text:s text:c="2"/>"<text:span text:style-name="T7">className</text:span>": "<text:span text:style-name="T7">Priest</text:span>",</text:p>
      <text:p text:style-name="P233"><text:s text:c="2"/>"<text:span text:style-name="T7">mainSpec</text:span>": "<text:span text:style-name="T7">Holy</text:span>",</text:p>
      <text:p text:style-name="P233"><text:s text:c="2"/>"<text:span text:style-name="T7">offSpec</text:span>": "<text:span text:style-name="T7">Shadow</text:span>"</text:p>
      <text:h text:style-name="P227" text:outline-level="3"><text:bookmark-start text:name="__RefHeading___Toc523_522066525"/>}<text:bookmark-end text:name="__RefHeading___Toc523_522066525"/></text:h>
      <text:h text:style-name="P182" text:outline-level="2"><text:bookmark-start text:name="__RefHeading___Toc117_236450557"/>Guilds [/guilds]<text:bookmark-end text:name="__RefHeading___Toc117_236450557"/></text:h>
      <text:h text:style-name="P190" text:outline-level="3"><text:bookmark-start text:name="__RefHeading___Toc525_522066525"/><text:span text:style-name="T6">Create guild [POST]</text:span><text:bookmark-end text:name="__RefHeading___Toc525_522066525"/></text:h>
      <text:p text:style-name="P170">Request</text:p>
      <text:list xml:id="list153305758010974" text:continue-list="list153306000268840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list xml:id="list7231284041786213498" text:style-name="L33">
        <text:list-item>
          <text:p text:style-name="P79">Body</text:p>
        </text:list-item>
      </text:list>
      <text:p text:style-name="P296">{</text:p>
      <text:p text:style-name="P217"><text:s text:c="4"/><text:span text:style-name="T4">"region": "eu",</text:span></text:p>
      <text:p text:style-name="P220"><text:s text:c="4"/>"<text:span text:style-name="T7">realm</text:span>" : "<text:span text:style-name="T7">quel'thalas</text:span>",</text:p>
      <text:p text:style-name="P220"><text:s text:c="4"/>"<text:span text:style-name="T7">name</text:span>" : "<text:span text:style-name="T17">lore</text:span> <text:s text:c="3"/></text:p>
      <text:p text:style-name="P217">}</text:p>
      <text:p text:style-name="P170">Response (application/json) 200</text:p>
      <text:list xml:id="list1122155171145238632" text:style-name="L34">
        <text:list-item>
          <text:p text:style-name="P80">Body</text:p>
        </text:list-item>
      </text:list>
      <text:p text:style-name="P270">{</text:p>
      <text:p text:style-name="P239"><text:s text:c="2"/>"id": 1,</text:p>
      <text:p text:style-name="P239"><text:s text:c="2"/>"name": "Lore",</text:p>
      <text:p text:style-name="P239"><text:s text:c="2"/>"realm": "quel'thalas_eu"</text:p>
      <text:p text:style-name="P239">}</text:p>
      <text:h text:style-name="P197" text:outline-level="3"><text:bookmark-start text:name="__RefHeading___Toc527_522066525"/><text:span text:style-name="T6">Get Guild [GET /{region}/{realm}/{name}]</text:span><text:bookmark-end text:name="__RefHeading___Toc527_522066525"/><text:bookmark-start text:name="__DdeLink__444_52206652528"/></text:h>
      <text:p text:style-name="P170">Request</text:p>
      <text:list xml:id="list153304761681875" text:continue-list="list153305758010974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8145533269621115022" text:style-name="L35">
        <text:list-item>
          <text:p text:style-name="P81">Body</text:p>
        </text:list-item>
      </text:list>
      <text:p text:style-name="P271"><text:bookmark-end text:name="__DdeLink__444_52206652528"/>{</text:p>
      <text:p text:style-name="P240"><text:s text:c="2"/>"id": 1,</text:p>
      <text:p text:style-name="P240"><text:s text:c="2"/>"name": "Lore",</text:p>
      <text:p text:style-name="P240"><text:s text:c="2"/>"realm": "quel'thalas_eu"</text:p>
      <text:p text:style-name="P240">}</text:p>
      <text:h text:style-name="P197" text:outline-level="3"><text:bookmark-start text:name="__RefHeading___Toc529_522066525"/><text:span text:style-name="T6">Get guild [GET /{id}]</text:span><text:bookmark-end text:name="__RefHeading___Toc529_522066525"/></text:h>
      <text:p text:style-name="P170"><text:bookmark-start text:name="__DdeLink__447_52206652529"/>Request</text:p>
      <text:list xml:id="list153304007941560" text:continue-list="list15330476168187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7875954405440007556" text:style-name="L36">
        <text:list-item>
          <text:p text:style-name="P82">Body</text:p>
        </text:list-item>
      </text:list>
      <text:p text:style-name="P272">{</text:p>
      <text:p text:style-name="P241"><text:s text:c="2"/>"id": 1,</text:p>
      <text:p text:style-name="P241"><text:s text:c="2"/>"name": "Lore",</text:p>
      <text:p text:style-name="P241"><text:s text:c="2"/>"realm": "quel'thalas_eu"</text:p>
      <text:p text:style-name="P241">}</text:p>
      <text:p text:style-name="P156"><text:bookmark-end text:name="__DdeLink__447_52206652529"/></text:p>
      <text:h text:style-name="P197" text:outline-level="3"><text:bookmark-start text:name="__DdeLink__453_52206652530"/><text:bookmark-start text:name="__RefHeading___Toc531_522066525"/><text:span text:style-name="T9">Update guild [PUT /{id}]</text:span><text:bookmark-end text:name="__RefHeading___Toc531_522066525"/></text:h>
      <text:p text:style-name="P170">Request</text:p>
      <text:list xml:id="list153305457619538" text:continue-list="list153304007941560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7438824486901007485" text:style-name="L37">
        <text:list-item>
          <text:p text:style-name="P83">Body</text:p>
        </text:list-item>
      </text:list>
      <text:p text:style-name="P273"><text:bookmark-end text:name="__DdeLink__453_52206652530"/>{</text:p>
      <text:p text:style-name="P242"><text:s text:c="2"/>"id": 1,</text:p>
      <text:p text:style-name="P242"><text:s text:c="2"/>"name": "Lore",</text:p>
      <text:p text:style-name="P242"><text:s text:c="2"/>"realm": "quel'thalas_eu"</text:p>
      <text:p text:style-name="P242">}</text:p>
      <text:p text:style-name="P156"/>
      <text:h text:style-name="P197" text:outline-level="3"><text:bookmark-start text:name="__DdeLink__455_52206652531"/><text:bookmark-start text:name="__RefHeading___Toc533_522066525"/><text:span text:style-name="T10">Lock guild [PUT /{id}/lock]</text:span><text:bookmark-end text:name="__RefHeading___Toc533_522066525"/></text:h>
      <text:p text:style-name="P170">Request</text:p>
      <text:list xml:id="list153304807840895" text:continue-list="list153305457619538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6627468393800621160" text:style-name="L38">
        <text:list-item>
          <text:p text:style-name="P84">Body</text:p>
        </text:list-item>
      </text:list>
      <text:p text:style-name="P274">{</text:p>
      <text:p text:style-name="P243"><text:s text:c="2"/>"id": 1,</text:p>
      <text:p text:style-name="P243"><text:s text:c="2"/>"name": "Lore",</text:p>
      <text:p text:style-name="P243"><text:s text:c="2"/>"realm": "quel'thalas_eu"</text:p>
      <text:p text:style-name="P243">}</text:p>
      <text:h text:style-name="P197" text:outline-level="3"><text:bookmark-start text:name="__RefHeading___Toc535_522066525"/><text:span text:style-name="T10">Unlock guild [PUT /{id}/unlock]</text:span><text:bookmark-end text:name="__RefHeading___Toc535_522066525"/></text:h>
      <text:p text:style-name="P170">Request</text:p>
      <text:list xml:id="list153304289989979" text:continue-list="list15330480784089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4842586862062556057" text:style-name="L39">
        <text:list-item>
          <text:p text:style-name="P85">Body</text:p>
        </text:list-item>
      </text:list>
      <text:p text:style-name="P274"><text:bookmark-end text:name="__DdeLink__455_52206652531"/>{</text:p>
      <text:p text:style-name="P243"><text:s text:c="2"/>"id": 1,</text:p>
      <text:p text:style-name="P243"><text:s text:c="2"/>"name": "Lore",</text:p>
      <text:p text:style-name="P243"><text:s text:c="2"/>"realm": "quel'thalas_eu"</text:p>
      <text:p text:style-name="P243">}</text:p>
      <text:h text:style-name="P197" text:outline-level="3"><text:bookmark-start text:name="__RefHeading___Toc537_522066525"/><text:span text:style-name="T10">Lock character ownership [PUT /{id}/ownership/lock]</text:span><text:bookmark-end text:name="__RefHeading___Toc537_522066525"/></text:h>
      <text:p text:style-name="P170">Request</text:p>
      <text:list xml:id="list153304487680992" text:continue-list="list153304289989979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2813889972096918758" text:style-name="L40">
        <text:list-item>
          <text:p text:style-name="P86">Body</text:p>
        </text:list-item>
      </text:list>
      <text:p text:style-name="P275">{</text:p>
      <text:p text:style-name="P245"><text:s text:c="2"/>"id": 1,</text:p>
      <text:p text:style-name="P245"><text:s text:c="2"/>"name": "Lore",</text:p>
      <text:p text:style-name="P245"><text:s text:c="2"/>"realm": "quel'thalas_eu"</text:p>
      <text:p text:style-name="P245">}</text:p>
      <text:h text:style-name="P197" text:outline-level="3"><text:bookmark-start text:name="__RefHeading___Toc539_522066525"/><text:span text:style-name="T10">Unlock Character Ownership [PUT /{id}/ownership/unlock]</text:span><text:bookmark-end text:name="__RefHeading___Toc539_522066525"/></text:h>
      <text:p text:style-name="P170">Request</text:p>
      <text:list xml:id="list153305644351205" text:continue-list="list153304487680992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1839177779151688692" text:style-name="L41">
        <text:list-item>
          <text:p text:style-name="P87">Body</text:p>
        </text:list-item>
      </text:list>
      <text:p text:style-name="P275">{</text:p>
      <text:p text:style-name="P245"><text:s text:c="2"/>"id": 1,</text:p>
      <text:p text:style-name="P245"><text:s text:c="2"/>"name": "Lore",</text:p>
      <text:p text:style-name="P245"><text:s text:c="2"/>"realm": "quel'thalas_eu"</text:p>
      <text:p text:style-name="P245">}</text:p>
      <text:h text:style-name="P207" text:outline-level="3"><text:bookmark-start text:name="__RefHeading___Toc541_522066525"/><text:span text:style-name="T12">Change ownership [PUT /{id}/ownership/change]</text:span><text:bookmark-end text:name="__RefHeading___Toc541_522066525"/></text:h>
      <text:p text:style-name="P170">Request</text:p>
      <text:list xml:id="list153305129286825" text:continue-list="list15330564435120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list xml:id="list7474770134836778184" text:style-name="L42">
        <text:list-item>
          <text:p text:style-name="P88">Body</text:p>
        </text:list-item>
      </text:list>
      <text:p text:style-name="P296">{</text:p>
      <text:p text:style-name="P217"><text:s text:c="4"/><text:span text:style-name="T4">"userId": 2 <text:s text:c="3"/></text:span></text:p>
      <text:p text:style-name="P217">}</text:p>
      <text:p text:style-name="P170">Response (application/json) 200</text:p>
      <text:list xml:id="list5420847785290636992" text:style-name="L43">
        <text:list-item>
          <text:p text:style-name="P89">Body</text:p>
        </text:list-item>
      </text:list>
      <text:p text:style-name="P276">{</text:p>
      <text:p text:style-name="P247"><text:s text:c="2"/>"id": 1,</text:p>
      <text:p text:style-name="P247"><text:s text:c="2"/>"name": "Lore",</text:p>
      <text:p text:style-name="P247"><text:s text:c="2"/>"realm": "quel'thalas_eu"</text:p>
      <text:p text:style-name="P247">}</text:p>
      <text:h text:style-name="P207" text:outline-level="3"><text:bookmark-start text:name="__DdeLink__461_52206652532"/><text:bookmark-start text:name="__RefHeading___Toc543_522066525"/><text:span text:style-name="T13">Take ownership [PUT /{id}/ownership/take]</text:span><text:bookmark-end text:name="__RefHeading___Toc543_522066525"/></text:h>
      <text:p text:style-name="P170">Request</text:p>
      <text:list xml:id="list153305056176174" text:continue-list="list15330512928682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p text:style-name="P170">Response (application/json) 200</text:p>
      <text:list xml:id="list6805339788046838189" text:style-name="L44">
        <text:list-item>
          <text:p text:style-name="P90">Body</text:p>
        </text:list-item>
      </text:list>
      <text:p text:style-name="P277">{</text:p>
      <text:p text:style-name="P249"><text:s text:c="2"/>"id": 1,</text:p>
      <text:p text:style-name="P249"><text:s text:c="2"/>"name": "Lore",</text:p>
      <text:p text:style-name="P249"><text:s text:c="2"/>"realm": "quel'thalas_eu"</text:p>
      <text:p text:style-name="P249">}</text:p>
      <text:h text:style-name="P180" text:outline-level="2"><text:bookmark-end text:name="__DdeLink__461_52206652532"/></text:h>
      <text:h text:style-name="P207" text:outline-level="3"><text:bookmark-start text:name="__DdeLink__468_52206652533"/><text:bookmark-start text:name="__RefHeading___Toc545_522066525"/><text:span text:style-name="T14">Request ownership [POST /{id}/ownership/request] </text:span><text:bookmark-end text:name="__RefHeading___Toc545_522066525"/></text:h>
      <text:p text:style-name="P170">Request</text:p>
      <text:list xml:id="list153305498264998" text:continue-list="list153305056176174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</text:list>
        </text:list-item>
      </text:list>
      <text:p text:style-name="P170">Response (application/json) 200</text:p>
      <text:list xml:id="list883916114266768383" text:style-name="L45">
        <text:list-item>
          <text:p text:style-name="P91">Body</text:p>
        </text:list-item>
      </text:list>
      <text:p text:style-name="P298">{</text:p>
      <text:p text:style-name="P236"><text:s text:c="2"/>"requestId": 3,</text:p>
      <text:p text:style-name="P236"><text:s text:c="2"/>"requesterId": 10,</text:p>
      <text:p text:style-name="P236"><text:s text:c="2"/>"subjectId": 1,</text:p>
      <text:p text:style-name="P236"><text:s text:c="2"/>"ownerId": 2,</text:p>
      <text:p text:style-name="P236"><text:s text:c="2"/>"subjectType": "<text:span text:style-name="T18">Guild</text:span>"</text:p>
      <text:p text:style-name="P236">}<text:bookmark-end text:name="__DdeLink__468_52206652533"/></text:p>
      <text:h text:style-name="P180" text:outline-level="2"/>
      <text:h text:style-name="P207" text:outline-level="3"><text:bookmark-start text:name="__RefHeading___Toc547_522066525"/><text:span text:style-name="T14">Reject ownership request [DELETE /{id}/ownership/request] </text:span><text:bookmark-end text:name="__RefHeading___Toc547_522066525"/></text:h>
      <text:p text:style-name="P170">Request</text:p>
      <text:list xml:id="list153304645579512" text:continue-list="list153305498264998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list xml:id="list6882678979703907031" text:style-name="L46">
        <text:list-item>
          <text:p text:style-name="P92">Body</text:p>
        </text:list-item>
      </text:list>
      <text:p text:style-name="P296">{</text:p>
      <text:p text:style-name="P217"><text:s text:c="4"/><text:span text:style-name="T4">"requestId": 3 <text:s text:c="3"/></text:span></text:p>
      <text:p text:style-name="P217">}</text:p>
      <text:p text:style-name="P170">Response <text:s/>20<text:span text:style-name="T14">4</text:span></text:p>
      <text:list xml:id="list8771511393228496740" text:style-name="L47">
        <text:list-item>
          <text:p text:style-name="P93">Body</text:p>
          <text:list>
            <text:list-item>
              <text:p text:style-name="P154">No content</text:p>
            </text:list-item>
          </text:list>
        </text:list-item>
      </text:list>
      <text:p text:style-name="P229"/>
      <text:h text:style-name="P207" text:outline-level="3"><text:bookmark-start text:name="__RefHeading___Toc549_522066525"/><text:span text:style-name="T15">Approve ownership request [PUT /{id}/ownership/request]</text:span><text:bookmark-end text:name="__RefHeading___Toc549_522066525"/></text:h>
      <text:p text:style-name="P170">Request</text:p>
      <text:list xml:id="list153304433611288" text:continue-list="list153304645579512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35">Content-Type: application/json</text:p>
            </text:list-item>
          </text:list>
        </text:list-item>
      </text:list>
      <text:list xml:id="list7418580904687593757" text:style-name="L48">
        <text:list-item>
          <text:p text:style-name="P94">Body</text:p>
        </text:list-item>
      </text:list>
      <text:p text:style-name="P296">{</text:p>
      <text:p text:style-name="P217"><text:s text:c="4"/><text:span text:style-name="T4">"requestId": 2 <text:s text:c="3"/></text:span></text:p>
      <text:p text:style-name="P217">}</text:p>
      <text:p text:style-name="P170">Response (application/json) 200</text:p>
      <text:list xml:id="list5420118374397797168" text:style-name="L49">
        <text:list-item>
          <text:p text:style-name="P95">Body</text:p>
        </text:list-item>
      </text:list>
      <text:p text:style-name="P278">{</text:p>
      <text:p text:style-name="P251"><text:s text:c="2"/>"id": 1,</text:p>
      <text:p text:style-name="P251"><text:s text:c="2"/>"name": "Lore",</text:p>
      <text:p text:style-name="P251"><text:s text:c="2"/>"realm": "quel'thalas_eu"</text:p>
      <text:p text:style-name="P251">}</text:p>
      <text:h text:style-name="P178" text:outline-level="2"/>
      <text:h text:style-name="P182" text:outline-level="2"><text:bookmark-start text:name="__RefHeading___Toc119_236450557"/>Teams [/teams]<text:bookmark-end text:name="__RefHeading___Toc119_236450557"/></text:h>
      <text:h text:style-name="P191" text:outline-level="3"><text:span text:style-name="T6">Create team [POST]</text:span></text:h>
      <text:p text:style-name="P171">Request</text:p>
      <text:list xml:id="list153305424864929" text:continue-list="list15330443361128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36">Content-Type: application/json</text:p>
            </text:list-item>
          </text:list>
        </text:list-item>
      </text:list>
      <text:list xml:id="list2992222935948193718" text:style-name="L50">
        <text:list-item>
          <text:p text:style-name="P96">Body</text:p>
        </text:list-item>
      </text:list>
      <text:p text:style-name="P279">{</text:p>
      <text:p text:style-name="P253"><text:s text:c="4"/>"region": "eu",</text:p>
      <text:p text:style-name="P253"><text:s text:c="4"/>"name" : "Lore Main Raid Team"</text:p>
      <text:p text:style-name="P253">}</text:p>
      <text:p text:style-name="P171">Response (application/json) 200</text:p>
      <text:list xml:id="list1780474048691361764" text:style-name="L51">
        <text:list-item>
          <text:p text:style-name="P97">Body</text:p>
        </text:list-item>
      </text:list>
      <text:p text:style-name="P279">{</text:p>
      <text:p text:style-name="P253"><text:s text:c="2"/>"id": 1,</text:p>
      <text:p text:style-name="P253"><text:s text:c="2"/>"name": "Lore Main Raid Team",</text:p>
      <text:p text:style-name="P253"><text:s text:c="2"/>"region": "EU"</text:p>
      <text:p text:style-name="P253">}</text:p>
      <text:h text:style-name="P198" text:outline-level="3"><text:bookmark-start text:name="__RefHeading___Toc527_52206652568"/><text:span text:style-name="T6">Get team [GET /{region}/{name}]</text:span><text:bookmark-end text:name="__RefHeading___Toc527_52206652568"/><text:bookmark-start text:name="__DdeLink__444_5220665252869"/></text:h>
      <text:p text:style-name="P171">Request</text:p>
      <text:list xml:id="list153305681339651" text:continue-list="list153305424864929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36">Content-Type: application/json</text:p>
            </text:list-item>
          </text:list>
        </text:list-item>
      </text:list>
      <text:p text:style-name="P171">Response (application/json) 200</text:p>
      <text:list xml:id="list7571301886642771353" text:style-name="L52">
        <text:list-item>
          <text:p text:style-name="P98">Body</text:p>
        </text:list-item>
      </text:list>
      <text:p text:style-name="P281"><text:bookmark-end text:name="__DdeLink__444_5220665252869"/>{</text:p>
      <text:p text:style-name="P260"><text:s text:c="2"/>"id": 1,</text:p>
      <text:p text:style-name="P260"><text:s text:c="2"/>"name": "Lore Main Raid Team",</text:p>
      <text:p text:style-name="P260"><text:s text:c="2"/>"region": "EU"</text:p>
      <text:p text:style-name="P260">}</text:p>
      <text:h text:style-name="P198" text:outline-level="3"><text:bookmark-start text:name="__RefHeading___Toc529_52206652570"/><text:span text:style-name="T6">Get team [GET /{id}]</text:span><text:bookmark-end text:name="__RefHeading___Toc529_52206652570"/></text:h>
      <text:p text:style-name="P171"><text:bookmark-start text:name="__DdeLink__447_5220665252971"/>Request</text:p>
      <text:list xml:id="list153304469347141" text:continue-list="list15330568133965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36">Content-Type: application/json</text:p>
            </text:list-item>
          </text:list>
        </text:list-item>
      </text:list>
      <text:p text:style-name="P171">Response (application/json) 200</text:p>
      <text:list xml:id="list1908122581694135728" text:style-name="L53">
        <text:list-item>
          <text:p text:style-name="P99">Body</text:p>
        </text:list-item>
      </text:list>
      <text:p text:style-name="P281">{</text:p>
      <text:p text:style-name="P260"><text:s text:c="2"/>"id": 1,</text:p>
      <text:p text:style-name="P260"><text:s text:c="2"/>"name": "Lore Main Raid Team",</text:p>
      <text:p text:style-name="P260"><text:s text:c="2"/>"region": "EU"</text:p>
      <text:p text:style-name="P260">}</text:p>
      <text:p text:style-name="P157"><text:bookmark-end text:name="__DdeLink__447_5220665252971"/></text:p>
      <text:p text:style-name="P144"/>
      <text:h text:style-name="P209" text:outline-level="3"><text:span text:style-name="T22">Delete team [DELETE]</text:span></text:h>
      <text:p text:style-name="P173">Request</text:p>
      <text:list xml:id="list153304472061596" text:continue-list="list153304469347141" text:style-name="L2">
        <text:list-item>
          <text:p text:style-name="P47">Headers</text:p>
          <text:list>
            <text:list-item>
              <text:p text:style-name="P47">Authorization: <text:span text:style-name="T4">Bearer</text:span> <text:span text:style-name="T4">USER_ACCESS_TOKEN</text:span></text:p>
            </text:list-item>
            <text:list-item>
              <text:p text:style-name="P138">Content-Type: application/json</text:p>
            </text:list-item>
          </text:list>
        </text:list-item>
      </text:list>
      <text:list xml:id="list6990415501431367843" text:style-name="L60">
        <text:list-item>
          <text:p text:style-name="P104">Body</text:p>
        </text:list-item>
      </text:list>
      <text:p text:style-name="P303">{</text:p>
      <text:p text:style-name="P255"><text:s text:c="4"/>"<text:span text:style-name="T19">teamId</text:span>" : <text:span text:style-name="T19">1</text:span>,</text:p>
      <text:p text:style-name="P255"><text:s text:c="4"/><text:bookmark-start text:name="__DdeLink__784_522066525"/>"<text:span text:style-name="T22">password</text:span>"<text:bookmark-end text:name="__DdeLink__784_522066525"/> : "<text:span text:style-name="T22">my_password</text:span>"</text:p>
      <text:p text:style-name="P255">}</text:p>
      <text:p text:style-name="P173">Response (application/json) 20<text:span text:style-name="T23">4</text:span></text:p>
      <text:h text:style-name="P208" text:outline-level="3"><text:bookmark-start text:name="__DdeLink__781_522066525"/><text:bookmark-start text:name="__DdeLink__786_522066525"/><text:span text:style-name="T19">Add member [POST /member]</text:span></text:h>
      <text:p text:style-name="P172">Request</text:p>
      <text:list xml:id="list153305656841071" text:continue-list="list153304472061596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37">Content-Type: application/json</text:p>
            </text:list-item>
          </text:list>
        </text:list-item>
      </text:list>
      <text:list xml:id="list753516782688295015" text:style-name="L54">
        <text:list-item>
          <text:p text:style-name="P100">Body</text:p>
        </text:list-item>
      </text:list>
      <text:p text:style-name="P280">{</text:p>
      <text:p text:style-name="P254"><text:s text:c="4"/>"<text:span text:style-name="T19">teamId</text:span>" : <text:span text:style-name="T19">1</text:span>,</text:p>
      <text:p text:style-name="P254"><text:s text:c="4"/>"<text:span text:style-name="T19">characterId</text:span>" : <text:span text:style-name="T19">1</text:span></text:p>
      <text:p text:style-name="P254">}</text:p>
      <text:p text:style-name="P172">Response (application/json) 200</text:p>
      <text:list xml:id="list6992978451218393069" text:style-name="L55">
        <text:list-item>
          <text:p text:style-name="P101">Body</text:p>
        </text:list-item>
      </text:list>
      <text:p text:style-name="P280">{</text:p>
      <text:p text:style-name="P254"><text:s text:c="2"/>"id": 1,</text:p>
      <text:p text:style-name="P254"><text:s text:c="2"/>"name": "Lore Main Raid Team",</text:p>
      <text:p text:style-name="P254"><text:s text:c="2"/>"region": "EU"</text:p>
      <text:p text:style-name="P254">}<text:bookmark-end text:name="__DdeLink__781_522066525"/><text:bookmark-end text:name="__DdeLink__786_522066525"/></text:p>
      <text:h text:style-name="P208" text:outline-level="3"><text:span text:style-name="T21">Remove member [DELETE /member]</text:span></text:h>
      <text:p text:style-name="P172">Request</text:p>
      <text:list xml:id="list153304662482905" text:continue-list="list153305656841071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37">Content-Type: application/json</text:p>
            </text:list-item>
          </text:list>
        </text:list-item>
      </text:list>
      <text:list xml:id="list3037253716968762111" text:style-name="L58">
        <text:list-item>
          <text:p text:style-name="P102">Body</text:p>
        </text:list-item>
      </text:list>
      <text:p text:style-name="P280"><text:tab/>{</text:p>
      <text:p text:style-name="P254"><text:s text:c="4"/>"<text:span text:style-name="T19">teamId</text:span>" : <text:span text:style-name="T19">1</text:span>,</text:p>
      <text:p text:style-name="P254"><text:s text:c="4"/>"<text:span text:style-name="T19">characterId</text:span>" : <text:span text:style-name="T19">1</text:span></text:p>
      <text:p text:style-name="P254">}</text:p>
      <text:p text:style-name="P172">Response (application/json) 200</text:p>
      <text:list xml:id="list7915186633963739057" text:style-name="L59">
        <text:list-item>
          <text:p text:style-name="P103">Body</text:p>
        </text:list-item>
      </text:list>
      <text:p text:style-name="P280"><text:bookmark-start text:name="__DdeLink__824_522066525"/>{</text:p>
      <text:p text:style-name="P254"><text:s text:c="2"/>"id": 1,</text:p>
      <text:p text:style-name="P254"><text:s text:c="2"/>"name": "Lore Main Raid Team",</text:p>
      <text:p text:style-name="P254"><text:s text:c="2"/>"region": "EU"</text:p>
      <text:p text:style-name="P254">}<text:bookmark-end text:name="__DdeLink__824_522066525"/></text:p>
      <text:p text:style-name="P254"/>
      <text:h text:style-name="P210" text:outline-level="3"><text:span text:style-name="T24">Invite member [POST /member/invite]</text:span></text:h>
      <text:p text:style-name="P174">Request</text:p>
      <text:list xml:id="list153304971719551" text:continue-list="list153304662482905" text:style-name="L2">
        <text:list-item>
          <text:p text:style-name="P48">Headers</text:p>
          <text:list>
            <text:list-item>
              <text:p text:style-name="P48">Authorization: <text:span text:style-name="T4">Bearer</text:span> <text:span text:style-name="T4">USER_ACCESS_TOKEN</text:span></text:p>
            </text:list-item>
            <text:list-item>
              <text:p text:style-name="P139">Content-Type: application/json</text:p>
            </text:list-item>
          </text:list>
        </text:list-item>
      </text:list>
      <text:list xml:id="list8653525299116186133" text:style-name="L62">
        <text:list-item>
          <text:p text:style-name="P106">Body</text:p>
        </text:list-item>
      </text:list>
      <text:p text:style-name="P305">{</text:p>
      <text:p text:style-name="P256"><text:s text:c="4"/>"<text:span text:style-name="T19">teamId</text:span>" : <text:span text:style-name="T24">2</text:span>,</text:p>
      <text:p text:style-name="P256"><text:s text:c="4"/>"<text:span text:style-name="T19">characterId</text:span>" : <text:span text:style-name="T24">2</text:span></text:p>
      <text:p text:style-name="P256">}</text:p>
      <text:p text:style-name="P174">Response (application/json) 200</text:p>
      <text:list xml:id="list6805968623591623631" text:style-name="L63">
        <text:list-item>
          <text:p text:style-name="P107">Body</text:p>
        </text:list-item>
      </text:list>
      <text:p text:style-name="P282">{</text:p>
      <text:p text:style-name="P261"><text:s text:c="2"/>"inviteId": 1,</text:p>
      <text:p text:style-name="P261"><text:s text:c="2"/>"teamId": 2,</text:p>
      <text:p text:style-name="P261"><text:s text:c="2"/>"characterId": 2,</text:p>
      <text:p text:style-name="P261"><text:s text:c="2"/>"inviterId": 2</text:p>
      <text:p text:style-name="P261">}</text:p>
      <text:h text:style-name="P211" text:outline-level="3"><text:span text:style-name="T25">Accept invite [PUT /member/invite]</text:span></text:h>
      <text:p text:style-name="P175">Request</text:p>
      <text:list xml:id="list153304565780980" text:continue-list="list153304971719551" text:style-name="L2">
        <text:list-item>
          <text:p text:style-name="P49">Headers</text:p>
          <text:list>
            <text:list-item>
              <text:p text:style-name="P49">Authorization: <text:span text:style-name="T4">Bearer</text:span> <text:span text:style-name="T4">USER_ACCESS_TOKEN</text:span></text:p>
            </text:list-item>
            <text:list-item>
              <text:p text:style-name="P140">Content-Type: application/json</text:p>
            </text:list-item>
          </text:list>
        </text:list-item>
      </text:list>
      <text:list xml:id="list3262445434492524302" text:style-name="L64">
        <text:list-item>
          <text:p text:style-name="P108">Body</text:p>
        </text:list-item>
      </text:list>
      <text:p text:style-name="P306">{</text:p>
      <text:p text:style-name="P257"><text:s text:c="4"/>"<text:span text:style-name="T26">inviteId</text:span>" : <text:span text:style-name="T24">2</text:span></text:p>
      <text:p text:style-name="P257">}</text:p>
      <text:p text:style-name="P175">Response (application/json) 20<text:span text:style-name="T26">4</text:span></text:p>
      <text:h text:style-name="P211" text:outline-level="3"><text:span text:style-name="T25">Reject invite [DELETE /member/invite]</text:span></text:h>
      <text:p text:style-name="P175">Request</text:p>
      <text:list xml:id="list153305972175619" text:continue-list="list153304565780980" text:style-name="L2">
        <text:list-item>
          <text:p text:style-name="P49">Headers</text:p>
          <text:list>
            <text:list-item>
              <text:p text:style-name="P49">Authorization: <text:span text:style-name="T4">Bearer</text:span> <text:span text:style-name="T4">USER_ACCESS_TOKEN</text:span></text:p>
            </text:list-item>
            <text:list-item>
              <text:p text:style-name="P140">Content-Type: application/json</text:p>
            </text:list-item>
          </text:list>
        </text:list-item>
      </text:list>
      <text:list xml:id="list8480024234865071041" text:style-name="L66">
        <text:list-item>
          <text:p text:style-name="P110">Body</text:p>
        </text:list-item>
      </text:list>
      <text:p text:style-name="P306">{</text:p>
      <text:p text:style-name="P257"><text:s text:c="4"/>"<text:span text:style-name="T25">inviteId</text:span>" : <text:span text:style-name="T25">1</text:span></text:p>
      <text:p text:style-name="P257">}</text:p>
      <text:p text:style-name="P175">Response (application/json) 20<text:span text:style-name="T26">4</text:span></text:p>
      <text:h text:style-name="P199" text:outline-level="3"><text:bookmark-start text:name="__DdeLink__455_5220665253175"/><text:span text:style-name="T10">Lock team [PUT /{id}/lock]</text:span></text:h>
      <text:p text:style-name="P176">Request</text:p>
      <text:list xml:id="list153304380025930" text:continue-list="list153305972175619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p text:style-name="P176">Response (application/json) 200</text:p>
      <text:list xml:id="list9160934972380738919" text:style-name="L68">
        <text:list-item>
          <text:p text:style-name="P112">Body</text:p>
        </text:list-item>
      </text:list>
      <text:p text:style-name="P314">{</text:p>
      <text:p text:style-name="P258"><text:s text:c="2"/>"id": 1,</text:p>
      <text:p text:style-name="P258"><text:s text:c="2"/>"name": "Lore Main Raid Team",</text:p>
      <text:p text:style-name="P258"><text:s text:c="2"/>"region": "EU"</text:p>
      <text:p text:style-name="P258">}</text:p>
      <text:h text:style-name="P199" text:outline-level="3"><text:bookmark-start text:name="__RefHeading___Toc535_52206652576"/><text:span text:style-name="T10">Unlock team [PUT /{id}/unlock]</text:span><text:bookmark-end text:name="__RefHeading___Toc535_52206652576"/></text:h>
      <text:p text:style-name="P176">Request</text:p>
      <text:list xml:id="list153304909254571" text:continue-list="list153304380025930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p text:style-name="P176">Response (application/json) 200</text:p>
      <text:list xml:id="list4386443076655522081" text:style-name="L69">
        <text:list-item>
          <text:p text:style-name="P113">Body</text:p>
        </text:list-item>
      </text:list>
      <text:p text:style-name="P314">{</text:p>
      <text:p text:style-name="P258"><text:s text:c="2"/>"id": 1,</text:p>
      <text:p text:style-name="P258"><text:s text:c="2"/>"name": "Lore Main Raid Team",</text:p>
      <text:p text:style-name="P258"><text:s text:c="2"/>"region": "EU"</text:p>
      <text:p text:style-name="P258"><text:bookmark-end text:name="__DdeLink__455_5220665253175"/>}</text:p>
      <text:h text:style-name="P199" text:outline-level="3"><text:bookmark-start text:name="__RefHeading___Toc537_52206652577"/><text:span text:style-name="T10">Lock team ownership [PUT /{id}/ownership/lock]</text:span><text:bookmark-end text:name="__RefHeading___Toc537_52206652577"/></text:h>
      <text:p text:style-name="P176">Request</text:p>
      <text:list xml:id="list153305437444859" text:continue-list="list153304909254571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p text:style-name="P176">Response (application/json) 200</text:p>
      <text:list xml:id="list6769742061024908465" text:style-name="L70">
        <text:list-item>
          <text:p text:style-name="P114">Body</text:p>
        </text:list-item>
      </text:list>
      <text:p text:style-name="P314">{</text:p>
      <text:p text:style-name="P258"><text:s text:c="2"/>"id": 1,</text:p>
      <text:p text:style-name="P258"><text:s text:c="2"/>"name": "Lore Main Raid Team",</text:p>
      <text:p text:style-name="P258"><text:s text:c="2"/>"region": "EU"</text:p>
      <text:p text:style-name="P258">}</text:p>
      <text:h text:style-name="P199" text:outline-level="3"><text:bookmark-start text:name="__RefHeading___Toc539_52206652578"/><text:span text:style-name="T10">Unlock team Ownership [PUT /{id}/ownership/unlock]</text:span><text:bookmark-end text:name="__RefHeading___Toc539_52206652578"/></text:h>
      <text:p text:style-name="P176">Request</text:p>
      <text:list xml:id="list153305648060060" text:continue-list="list153305437444859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p text:style-name="P176">Response (application/json) 200</text:p>
      <text:list xml:id="list5187991858992815661" text:style-name="L71">
        <text:list-item>
          <text:p text:style-name="P115">Body</text:p>
        </text:list-item>
      </text:list>
      <text:p text:style-name="P314">{</text:p>
      <text:p text:style-name="P258"><text:s text:c="2"/>"id": 1,</text:p>
      <text:p text:style-name="P258"><text:s text:c="2"/>"name": "Lore Main Raid Team",</text:p>
      <text:p text:style-name="P258"><text:s text:c="2"/>"region": "EU"</text:p>
      <text:p text:style-name="P258">}</text:p>
      <text:h text:style-name="P212" text:outline-level="3"><text:bookmark-start text:name="__RefHeading___Toc541_52206652579"/><text:span text:style-name="T12">Change ownership [PUT /{id}/ownership/change]</text:span><text:bookmark-end text:name="__RefHeading___Toc541_52206652579"/></text:h>
      <text:p text:style-name="P176">Request</text:p>
      <text:list xml:id="list153304056913755" text:continue-list="list153305648060060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list xml:id="list8046923302468036855" text:style-name="L72">
        <text:list-item>
          <text:p text:style-name="P116">Body</text:p>
        </text:list-item>
      </text:list>
      <text:p text:style-name="P310">{</text:p>
      <text:p text:style-name="P218"><text:s text:c="4"/><text:span text:style-name="T4">"userId": 2 <text:s text:c="3"/></text:span></text:p>
      <text:p text:style-name="P218">}</text:p>
      <text:p text:style-name="P176">Response (application/json) 200</text:p>
      <text:list xml:id="list401906427705439479" text:style-name="L73">
        <text:list-item>
          <text:p text:style-name="P117">Body</text:p>
        </text:list-item>
      </text:list>
      <text:p text:style-name="P314">{</text:p>
      <text:p text:style-name="P258"><text:s text:c="2"/>"id": 1,</text:p>
      <text:p text:style-name="P258"><text:s text:c="2"/>"name": "Lore Main Raid Team",</text:p>
      <text:p text:style-name="P258"><text:s text:c="2"/>"region": "EU"</text:p>
      <text:p text:style-name="P258">}</text:p>
      <text:h text:style-name="P212" text:outline-level="3"><text:bookmark-start text:name="__DdeLink__461_5220665253280"/><text:bookmark-start text:name="__RefHeading___Toc543_52206652581"/><text:span text:style-name="T13">Take ownership [PUT /{id}/ownership/take]</text:span><text:bookmark-end text:name="__RefHeading___Toc543_52206652581"/></text:h>
      <text:p text:style-name="P176">Request</text:p>
      <text:list xml:id="list153305117538513" text:continue-list="list153304056913755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p text:style-name="P176">Response (application/json) 200</text:p>
      <text:list xml:id="list1971905103144848916" text:style-name="L74">
        <text:list-item>
          <text:p text:style-name="P118">Body</text:p>
        </text:list-item>
      </text:list>
      <text:p text:style-name="P314">{</text:p>
      <text:p text:style-name="P258"><text:s text:c="2"/>"id": 1,</text:p>
      <text:p text:style-name="P258"><text:s text:c="2"/>"name": "Lore Main Raid Team",</text:p>
      <text:p text:style-name="P258"><text:s text:c="2"/>"region": "EU"</text:p>
      <text:p text:style-name="P258">}</text:p>
      <text:h text:style-name="P181" text:outline-level="2"><text:bookmark-end text:name="__DdeLink__461_5220665253280"/></text:h>
      <text:h text:style-name="P212" text:outline-level="3"><text:bookmark-start text:name="__DdeLink__468_5220665253382"/><text:bookmark-start text:name="__RefHeading___Toc545_52206652583"/><text:span text:style-name="T14">Request ownership [POST /{id}/ownership/request] </text:span><text:bookmark-end text:name="__RefHeading___Toc545_52206652583"/></text:h>
      <text:p text:style-name="P176">Request</text:p>
      <text:list xml:id="list153305182395429" text:continue-list="list153305117538513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</text:list>
        </text:list-item>
      </text:list>
      <text:p text:style-name="P176">Response (application/json) 200</text:p>
      <text:list xml:id="list5236007947961189960" text:style-name="L75">
        <text:list-item>
          <text:p text:style-name="P119">Body</text:p>
        </text:list-item>
      </text:list>
      <text:p text:style-name="P311">{</text:p>
      <text:p text:style-name="P237"><text:s text:c="2"/>"requestId": 3,</text:p>
      <text:p text:style-name="P237"><text:s text:c="2"/>"requesterId": 10,</text:p>
      <text:p text:style-name="P237"><text:s text:c="2"/>"subjectId": 1,</text:p>
      <text:p text:style-name="P237"><text:s text:c="2"/>"ownerId": 2,</text:p>
      <text:p text:style-name="P237"><text:s text:c="2"/>"subjectType": "<text:span text:style-name="T27">Team</text:span>"</text:p>
      <text:p text:style-name="P237">}<text:bookmark-end text:name="__DdeLink__468_5220665253382"/></text:p>
      <text:h text:style-name="P181" text:outline-level="2"/>
      <text:h text:style-name="P212" text:outline-level="3"><text:bookmark-start text:name="__RefHeading___Toc547_52206652584"/><text:span text:style-name="T14">Reject ownership request [DELETE /{id}/ownership/request] </text:span><text:bookmark-end text:name="__RefHeading___Toc547_52206652584"/></text:h>
      <text:p text:style-name="P176">Request</text:p>
      <text:list xml:id="list153303948647000" text:continue-list="list153305182395429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list xml:id="list1000391188791277744" text:style-name="L76">
        <text:list-item>
          <text:p text:style-name="P120">Body</text:p>
        </text:list-item>
      </text:list>
      <text:p text:style-name="P310">{</text:p>
      <text:p text:style-name="P218"><text:s text:c="4"/><text:span text:style-name="T4">"requestId": 3 <text:s text:c="3"/></text:span></text:p>
      <text:p text:style-name="P218">}</text:p>
      <text:p text:style-name="P176">Response <text:s/>20<text:span text:style-name="T14">4</text:span></text:p>
      <text:list xml:id="list7966805865894504894" text:style-name="L77">
        <text:list-item>
          <text:p text:style-name="P121">Body</text:p>
          <text:list>
            <text:list-item>
              <text:p text:style-name="P155">No content</text:p>
            </text:list-item>
          </text:list>
        </text:list-item>
      </text:list>
      <text:p text:style-name="P230"/>
      <text:h text:style-name="P212" text:outline-level="3"><text:bookmark-start text:name="__RefHeading___Toc549_52206652585"/><text:span text:style-name="T15">Approve ownership request [PUT /{id}/ownership/request]</text:span><text:bookmark-end text:name="__RefHeading___Toc549_52206652585"/></text:h>
      <text:p text:style-name="P176">Request</text:p>
      <text:list xml:id="list153305012020701" text:continue-list="list153303948647000" text:style-name="L2">
        <text:list-item>
          <text:p text:style-name="P50">Headers</text:p>
          <text:list>
            <text:list-item>
              <text:p text:style-name="P50">Authorization: <text:span text:style-name="T4">Bearer</text:span> <text:span text:style-name="T4">USER_ACCESS_TOKEN</text:span></text:p>
            </text:list-item>
            <text:list-item>
              <text:p text:style-name="P141">Content-Type: application/json</text:p>
            </text:list-item>
          </text:list>
        </text:list-item>
      </text:list>
      <text:list xml:id="list3181016918312330668" text:style-name="L78">
        <text:list-item>
          <text:p text:style-name="P122">Body</text:p>
        </text:list-item>
      </text:list>
      <text:p text:style-name="P310">{</text:p>
      <text:p text:style-name="P218"><text:s text:c="4"/><text:span text:style-name="T4">"requestId": 2 <text:s text:c="3"/></text:span></text:p>
      <text:p text:style-name="P218">}</text:p>
      <text:p text:style-name="P176">Response (application/json) 200</text:p>
      <text:list xml:id="list3313804643175165337" text:style-name="L79">
        <text:list-item>
          <text:p text:style-name="P123">Body</text:p>
        </text:list-item>
      </text:list>
      <text:p text:style-name="P320">{</text:p>
      <text:p text:style-name="P259"><text:s text:c="2"/>"id": 1,</text:p>
      <text:p text:style-name="P259"><text:s text:c="2"/>"name": "Lore Main Raid Team",</text:p>
      <text:p text:style-name="P259"><text:s text:c="2"/>"region": "EU"</text:p>
      <text:p text:style-name="P259">}</text:p>
      <text:h text:style-name="P18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7T15:33:03.639990757</dc:date>
    <meta:editing-duration>P4DT22H52M9S</meta:editing-duration>
    <meta:editing-cycles>57</meta:editing-cycles>
    <meta:generator>LibreOffice/5.0.2.2$Linux_X86_64 LibreOffice_project/00m0$Build-2</meta:generator>
    <meta:document-statistic meta:table-count="0" meta:image-count="0" meta:object-count="0" meta:page-count="54" meta:paragraph-count="778" meta:word-count="1819" meta:character-count="13893" meta:non-whitespace-character-count="12420"/>
  </office:meta>
</office:document-meta>
</file>